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013.7pt" svg:height="254.92pt" svg:x="132.12pt" svg:y="34.13pt">
            <loext:p draw:notify-on-update-of-ranges="Sheet1.A1:Sheet1.A55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79060" calcext:value-type="float">
            <text:p>79060</text:p>
          </table:table-cell>
        </table:table-row>
        <table:table-row table:style-name="ro1">
          <table:table-cell office:value-type="float" office:value="68332" calcext:value-type="float">
            <text:p>68332</text:p>
          </table:table-cell>
        </table:table-row>
        <table:table-row table:style-name="ro1">
          <table:table-cell office:value-type="float" office:value="59169" calcext:value-type="float">
            <text:p>59169</text:p>
          </table:table-cell>
        </table:table-row>
        <table:table-row table:style-name="ro1">
          <table:table-cell office:value-type="float" office:value="60486" calcext:value-type="float">
            <text:p>60486</text:p>
          </table:table-cell>
        </table:table-row>
        <table:table-row table:style-name="ro1">
          <table:table-cell office:value-type="float" office:value="60546" calcext:value-type="float">
            <text:p>60546</text:p>
          </table:table-cell>
        </table:table-row>
        <table:table-row table:style-name="ro1">
          <table:table-cell office:value-type="float" office:value="58818" calcext:value-type="float">
            <text:p>58818</text:p>
          </table:table-cell>
        </table:table-row>
        <table:table-row table:style-name="ro1">
          <table:table-cell office:value-type="float" office:value="66872" calcext:value-type="float">
            <text:p>66872</text:p>
          </table:table-cell>
        </table:table-row>
        <table:table-row table:style-name="ro1">
          <table:table-cell office:value-type="float" office:value="62107" calcext:value-type="float">
            <text:p>62107</text:p>
          </table:table-cell>
        </table:table-row>
        <table:table-row table:style-name="ro1">
          <table:table-cell office:value-type="float" office:value="74168" calcext:value-type="float">
            <text:p>74168</text:p>
          </table:table-cell>
        </table:table-row>
        <table:table-row table:style-name="ro1">
          <table:table-cell office:value-type="float" office:value="70417" calcext:value-type="float">
            <text:p>70417</text:p>
          </table:table-cell>
        </table:table-row>
        <table:table-row table:style-name="ro1">
          <table:table-cell office:value-type="float" office:value="60382" calcext:value-type="float">
            <text:p>60382</text:p>
          </table:table-cell>
        </table:table-row>
        <table:table-row table:style-name="ro1">
          <table:table-cell office:value-type="float" office:value="60210" calcext:value-type="float">
            <text:p>60210</text:p>
          </table:table-cell>
        </table:table-row>
        <table:table-row table:style-name="ro1">
          <table:table-cell office:value-type="float" office:value="86589" calcext:value-type="float">
            <text:p>86589</text:p>
          </table:table-cell>
        </table:table-row>
        <table:table-row table:style-name="ro1">
          <table:table-cell office:value-type="float" office:value="138348" calcext:value-type="float">
            <text:p>138348</text:p>
          </table:table-cell>
        </table:table-row>
        <table:table-row table:style-name="ro1">
          <table:table-cell office:value-type="float" office:value="136679" calcext:value-type="float">
            <text:p>136679</text:p>
          </table:table-cell>
        </table:table-row>
        <table:table-row table:style-name="ro1">
          <table:table-cell office:value-type="float" office:value="135954" calcext:value-type="float">
            <text:p>135954</text:p>
          </table:table-cell>
        </table:table-row>
        <table:table-row table:style-name="ro1">
          <table:table-cell office:value-type="float" office:value="130257" calcext:value-type="float">
            <text:p>130257</text:p>
          </table:table-cell>
        </table:table-row>
        <table:table-row table:style-name="ro1">
          <table:table-cell office:value-type="float" office:value="131085" calcext:value-type="float">
            <text:p>131085</text:p>
          </table:table-cell>
        </table:table-row>
        <table:table-row table:style-name="ro1">
          <table:table-cell office:value-type="float" office:value="134715" calcext:value-type="float">
            <text:p>134715</text:p>
          </table:table-cell>
        </table:table-row>
        <table:table-row table:style-name="ro1">
          <table:table-cell office:value-type="float" office:value="133909" calcext:value-type="float">
            <text:p>133909</text:p>
          </table:table-cell>
        </table:table-row>
        <table:table-row table:style-name="ro1">
          <table:table-cell office:value-type="float" office:value="133184" calcext:value-type="float">
            <text:p>133184</text:p>
          </table:table-cell>
        </table:table-row>
        <table:table-row table:style-name="ro1">
          <table:table-cell office:value-type="float" office:value="149473" calcext:value-type="float">
            <text:p>149473</text:p>
          </table:table-cell>
        </table:table-row>
        <table:table-row table:style-name="ro1">
          <table:table-cell office:value-type="float" office:value="147420" calcext:value-type="float">
            <text:p>147420</text:p>
          </table:table-cell>
        </table:table-row>
        <table:table-row table:style-name="ro1">
          <table:table-cell office:value-type="float" office:value="136686" calcext:value-type="float">
            <text:p>136686</text:p>
          </table:table-cell>
        </table:table-row>
        <table:table-row table:style-name="ro1">
          <table:table-cell office:value-type="float" office:value="129999" calcext:value-type="float">
            <text:p>129999</text:p>
          </table:table-cell>
        </table:table-row>
        <table:table-row table:style-name="ro1">
          <table:table-cell office:value-type="float" office:value="132452" calcext:value-type="float">
            <text:p>132452</text:p>
          </table:table-cell>
        </table:table-row>
        <table:table-row table:style-name="ro1">
          <table:table-cell office:value-type="float" office:value="134547" calcext:value-type="float">
            <text:p>134547</text:p>
          </table:table-cell>
        </table:table-row>
        <table:table-row table:style-name="ro1">
          <table:table-cell office:value-type="float" office:value="128051" calcext:value-type="float">
            <text:p>128051</text:p>
          </table:table-cell>
        </table:table-row>
        <table:table-row table:style-name="ro1">
          <table:table-cell office:value-type="float" office:value="129365" calcext:value-type="float">
            <text:p>129365</text:p>
          </table:table-cell>
        </table:table-row>
        <table:table-row table:style-name="ro1">
          <table:table-cell office:value-type="float" office:value="130268" calcext:value-type="float">
            <text:p>130268</text:p>
          </table:table-cell>
        </table:table-row>
        <table:table-row table:style-name="ro1">
          <table:table-cell office:value-type="float" office:value="129170" calcext:value-type="float">
            <text:p>129170</text:p>
          </table:table-cell>
        </table:table-row>
        <table:table-row table:style-name="ro1">
          <table:table-cell office:value-type="float" office:value="128255" calcext:value-type="float">
            <text:p>128255</text:p>
          </table:table-cell>
        </table:table-row>
        <table:table-row table:style-name="ro1">
          <table:table-cell office:value-type="float" office:value="137509" calcext:value-type="float">
            <text:p>137509</text:p>
          </table:table-cell>
        </table:table-row>
        <table:table-row table:style-name="ro1">
          <table:table-cell office:value-type="float" office:value="131623" calcext:value-type="float">
            <text:p>131623</text:p>
          </table:table-cell>
        </table:table-row>
        <table:table-row table:style-name="ro1">
          <table:table-cell office:value-type="float" office:value="133946" calcext:value-type="float">
            <text:p>133946</text:p>
          </table:table-cell>
        </table:table-row>
        <table:table-row table:style-name="ro1">
          <table:table-cell office:value-type="float" office:value="130909" calcext:value-type="float">
            <text:p>130909</text:p>
          </table:table-cell>
        </table:table-row>
        <table:table-row table:style-name="ro1">
          <table:table-cell office:value-type="float" office:value="130982" calcext:value-type="float">
            <text:p>130982</text:p>
          </table:table-cell>
        </table:table-row>
        <table:table-row table:style-name="ro1">
          <table:table-cell office:value-type="float" office:value="131145" calcext:value-type="float">
            <text:p>131145</text:p>
          </table:table-cell>
        </table:table-row>
        <table:table-row table:style-name="ro1">
          <table:table-cell office:value-type="float" office:value="130067" calcext:value-type="float">
            <text:p>130067</text:p>
          </table:table-cell>
        </table:table-row>
        <table:table-row table:style-name="ro1">
          <table:table-cell office:value-type="float" office:value="128540" calcext:value-type="float">
            <text:p>128540</text:p>
          </table:table-cell>
        </table:table-row>
        <table:table-row table:style-name="ro1">
          <table:table-cell office:value-type="float" office:value="133060" calcext:value-type="float">
            <text:p>133060</text:p>
          </table:table-cell>
        </table:table-row>
        <table:table-row table:style-name="ro1">
          <table:table-cell office:value-type="float" office:value="131730" calcext:value-type="float">
            <text:p>131730</text:p>
          </table:table-cell>
        </table:table-row>
        <table:table-row table:style-name="ro1">
          <table:table-cell office:value-type="float" office:value="129797" calcext:value-type="float">
            <text:p>129797</text:p>
          </table:table-cell>
        </table:table-row>
        <table:table-row table:style-name="ro1">
          <table:table-cell office:value-type="float" office:value="128632" calcext:value-type="float">
            <text:p>128632</text:p>
          </table:table-cell>
        </table:table-row>
        <table:table-row table:style-name="ro1">
          <table:table-cell office:value-type="float" office:value="132196" calcext:value-type="float">
            <text:p>132196</text:p>
          </table:table-cell>
        </table:table-row>
        <table:table-row table:style-name="ro1">
          <table:table-cell office:value-type="float" office:value="141689" calcext:value-type="float">
            <text:p>141689</text:p>
          </table:table-cell>
        </table:table-row>
        <table:table-row table:style-name="ro1">
          <table:table-cell office:value-type="float" office:value="132218" calcext:value-type="float">
            <text:p>132218</text:p>
          </table:table-cell>
        </table:table-row>
        <table:table-row table:style-name="ro1">
          <table:table-cell office:value-type="float" office:value="133624" calcext:value-type="float">
            <text:p>133624</text:p>
          </table:table-cell>
        </table:table-row>
        <table:table-row table:style-name="ro1">
          <table:table-cell office:value-type="float" office:value="133819" calcext:value-type="float">
            <text:p>133819</text:p>
          </table:table-cell>
        </table:table-row>
        <table:table-row table:style-name="ro1">
          <table:table-cell office:value-type="float" office:value="138608" calcext:value-type="float">
            <text:p>138608</text:p>
          </table:table-cell>
        </table:table-row>
        <table:table-row table:style-name="ro1">
          <table:table-cell office:value-type="float" office:value="135344" calcext:value-type="float">
            <text:p>135344</text:p>
          </table:table-cell>
        </table:table-row>
        <table:table-row table:style-name="ro1">
          <table:table-cell office:value-type="float" office:value="130581" calcext:value-type="float">
            <text:p>130581</text:p>
          </table:table-cell>
        </table:table-row>
        <table:table-row table:style-name="ro1">
          <table:table-cell office:value-type="float" office:value="134288" calcext:value-type="float">
            <text:p>134288</text:p>
          </table:table-cell>
        </table:table-row>
        <table:table-row table:style-name="ro1">
          <table:table-cell office:value-type="float" office:value="120638" calcext:value-type="float">
            <text:p>120638</text:p>
          </table:table-cell>
        </table:table-row>
        <table:table-row table:style-name="ro1">
          <table:table-cell office:value-type="float" office:value="87021" calcext:value-type="float">
            <text:p>87021</text:p>
          </table:table-cell>
        </table:table-row>
        <table:table-row table:style-name="ro1">
          <table:table-cell office:value-type="float" office:value="69541" calcext:value-type="float">
            <text:p>69541</text:p>
          </table:table-cell>
        </table:table-row>
        <table:table-row table:style-name="ro1">
          <table:table-cell office:value-type="float" office:value="64563" calcext:value-type="float">
            <text:p>64563</text:p>
          </table:table-cell>
        </table:table-row>
        <table:table-row table:style-name="ro1">
          <table:table-cell office:value-type="float" office:value="61383" calcext:value-type="float">
            <text:p>61383</text:p>
          </table:table-cell>
        </table:table-row>
        <table:table-row table:style-name="ro1">
          <table:table-cell office:value-type="float" office:value="63409" calcext:value-type="float">
            <text:p>63409</text:p>
          </table:table-cell>
        </table:table-row>
        <table:table-row table:style-name="ro1">
          <table:table-cell office:value-type="float" office:value="64664" calcext:value-type="float">
            <text:p>64664</text:p>
          </table:table-cell>
        </table:table-row>
        <table:table-row table:style-name="ro1">
          <table:table-cell office:value-type="float" office:value="61301" calcext:value-type="float">
            <text:p>61301</text:p>
          </table:table-cell>
        </table:table-row>
        <table:table-row table:style-name="ro1">
          <table:table-cell office:value-type="float" office:value="57924" calcext:value-type="float">
            <text:p>57924</text:p>
          </table:table-cell>
        </table:table-row>
        <table:table-row table:style-name="ro1">
          <table:table-cell office:value-type="float" office:value="69976" calcext:value-type="float">
            <text:p>69976</text:p>
          </table:table-cell>
        </table:table-row>
        <table:table-row table:style-name="ro1">
          <table:table-cell office:value-type="float" office:value="112376" calcext:value-type="float">
            <text:p>112376</text:p>
          </table:table-cell>
        </table:table-row>
        <table:table-row table:style-name="ro1">
          <table:table-cell office:value-type="float" office:value="133194" calcext:value-type="float">
            <text:p>133194</text:p>
          </table:table-cell>
        </table:table-row>
        <table:table-row table:style-name="ro1">
          <table:table-cell office:value-type="float" office:value="140433" calcext:value-type="float">
            <text:p>140433</text:p>
          </table:table-cell>
        </table:table-row>
        <table:table-row table:style-name="ro1">
          <table:table-cell office:value-type="float" office:value="133484" calcext:value-type="float">
            <text:p>133484</text:p>
          </table:table-cell>
        </table:table-row>
        <table:table-row table:style-name="ro1">
          <table:table-cell office:value-type="float" office:value="132424" calcext:value-type="float">
            <text:p>132424</text:p>
          </table:table-cell>
        </table:table-row>
        <table:table-row table:style-name="ro1">
          <table:table-cell office:value-type="float" office:value="136221" calcext:value-type="float">
            <text:p>136221</text:p>
          </table:table-cell>
        </table:table-row>
        <table:table-row table:style-name="ro1">
          <table:table-cell office:value-type="float" office:value="141787" calcext:value-type="float">
            <text:p>141787</text:p>
          </table:table-cell>
        </table:table-row>
        <table:table-row table:style-name="ro1">
          <table:table-cell office:value-type="float" office:value="132671" calcext:value-type="float">
            <text:p>132671</text:p>
          </table:table-cell>
        </table:table-row>
        <table:table-row table:style-name="ro1">
          <table:table-cell office:value-type="float" office:value="132114" calcext:value-type="float">
            <text:p>132114</text:p>
          </table:table-cell>
        </table:table-row>
        <table:table-row table:style-name="ro1">
          <table:table-cell office:value-type="float" office:value="134567" calcext:value-type="float">
            <text:p>134567</text:p>
          </table:table-cell>
        </table:table-row>
        <table:table-row table:style-name="ro1">
          <table:table-cell office:value-type="float" office:value="141180" calcext:value-type="float">
            <text:p>141180</text:p>
          </table:table-cell>
        </table:table-row>
        <table:table-row table:style-name="ro1">
          <table:table-cell office:value-type="float" office:value="131210" calcext:value-type="float">
            <text:p>131210</text:p>
          </table:table-cell>
        </table:table-row>
        <table:table-row table:style-name="ro1">
          <table:table-cell office:value-type="float" office:value="133928" calcext:value-type="float">
            <text:p>133928</text:p>
          </table:table-cell>
        </table:table-row>
        <table:table-row table:style-name="ro1">
          <table:table-cell office:value-type="float" office:value="137921" calcext:value-type="float">
            <text:p>137921</text:p>
          </table:table-cell>
        </table:table-row>
        <table:table-row table:style-name="ro1">
          <table:table-cell office:value-type="float" office:value="138573" calcext:value-type="float">
            <text:p>138573</text:p>
          </table:table-cell>
        </table:table-row>
        <table:table-row table:style-name="ro1">
          <table:table-cell office:value-type="float" office:value="132232" calcext:value-type="float">
            <text:p>132232</text:p>
          </table:table-cell>
        </table:table-row>
        <table:table-row table:style-name="ro1">
          <table:table-cell office:value-type="float" office:value="132750" calcext:value-type="float">
            <text:p>132750</text:p>
          </table:table-cell>
        </table:table-row>
        <table:table-row table:style-name="ro1">
          <table:table-cell office:value-type="float" office:value="136702" calcext:value-type="float">
            <text:p>136702</text:p>
          </table:table-cell>
        </table:table-row>
        <table:table-row table:style-name="ro1">
          <table:table-cell office:value-type="float" office:value="139343" calcext:value-type="float">
            <text:p>139343</text:p>
          </table:table-cell>
        </table:table-row>
        <table:table-row table:style-name="ro1">
          <table:table-cell office:value-type="float" office:value="136414" calcext:value-type="float">
            <text:p>136414</text:p>
          </table:table-cell>
        </table:table-row>
        <table:table-row table:style-name="ro1">
          <table:table-cell office:value-type="float" office:value="136964" calcext:value-type="float">
            <text:p>136964</text:p>
          </table:table-cell>
        </table:table-row>
        <table:table-row table:style-name="ro1">
          <table:table-cell office:value-type="float" office:value="140564" calcext:value-type="float">
            <text:p>140564</text:p>
          </table:table-cell>
        </table:table-row>
        <table:table-row table:style-name="ro1">
          <table:table-cell office:value-type="float" office:value="138872" calcext:value-type="float">
            <text:p>138872</text:p>
          </table:table-cell>
        </table:table-row>
        <table:table-row table:style-name="ro1">
          <table:table-cell office:value-type="float" office:value="139330" calcext:value-type="float">
            <text:p>139330</text:p>
          </table:table-cell>
        </table:table-row>
        <table:table-row table:style-name="ro1">
          <table:table-cell office:value-type="float" office:value="133778" calcext:value-type="float">
            <text:p>133778</text:p>
          </table:table-cell>
        </table:table-row>
        <table:table-row table:style-name="ro1">
          <table:table-cell office:value-type="float" office:value="141502" calcext:value-type="float">
            <text:p>141502</text:p>
          </table:table-cell>
        </table:table-row>
        <table:table-row table:style-name="ro1">
          <table:table-cell office:value-type="float" office:value="136272" calcext:value-type="float">
            <text:p>136272</text:p>
          </table:table-cell>
        </table:table-row>
        <table:table-row table:style-name="ro1">
          <table:table-cell office:value-type="float" office:value="146403" calcext:value-type="float">
            <text:p>146403</text:p>
          </table:table-cell>
        </table:table-row>
        <table:table-row table:style-name="ro1">
          <table:table-cell office:value-type="float" office:value="135338" calcext:value-type="float">
            <text:p>135338</text:p>
          </table:table-cell>
        </table:table-row>
        <table:table-row table:style-name="ro1">
          <table:table-cell office:value-type="float" office:value="136813" calcext:value-type="float">
            <text:p>136813</text:p>
          </table:table-cell>
        </table:table-row>
        <table:table-row table:style-name="ro1">
          <table:table-cell office:value-type="float" office:value="136308" calcext:value-type="float">
            <text:p>136308</text:p>
          </table:table-cell>
        </table:table-row>
        <table:table-row table:style-name="ro1">
          <table:table-cell office:value-type="float" office:value="135268" calcext:value-type="float">
            <text:p>135268</text:p>
          </table:table-cell>
        </table:table-row>
        <table:table-row table:style-name="ro1">
          <table:table-cell office:value-type="float" office:value="130170" calcext:value-type="float">
            <text:p>130170</text:p>
          </table:table-cell>
        </table:table-row>
        <table:table-row table:style-name="ro1">
          <table:table-cell office:value-type="float" office:value="136118" calcext:value-type="float">
            <text:p>136118</text:p>
          </table:table-cell>
        </table:table-row>
        <table:table-row table:style-name="ro1">
          <table:table-cell office:value-type="float" office:value="137955" calcext:value-type="float">
            <text:p>137955</text:p>
          </table:table-cell>
        </table:table-row>
        <table:table-row table:style-name="ro1">
          <table:table-cell office:value-type="float" office:value="134221" calcext:value-type="float">
            <text:p>134221</text:p>
          </table:table-cell>
        </table:table-row>
        <table:table-row table:style-name="ro1">
          <table:table-cell office:value-type="float" office:value="134819" calcext:value-type="float">
            <text:p>134819</text:p>
          </table:table-cell>
        </table:table-row>
        <table:table-row table:style-name="ro1">
          <table:table-cell office:value-type="float" office:value="132226" calcext:value-type="float">
            <text:p>132226</text:p>
          </table:table-cell>
        </table:table-row>
        <table:table-row table:style-name="ro1">
          <table:table-cell office:value-type="float" office:value="136251" calcext:value-type="float">
            <text:p>136251</text:p>
          </table:table-cell>
        </table:table-row>
        <table:table-row table:style-name="ro1">
          <table:table-cell office:value-type="float" office:value="133295" calcext:value-type="float">
            <text:p>133295</text:p>
          </table:table-cell>
        </table:table-row>
        <table:table-row table:style-name="ro1">
          <table:table-cell office:value-type="float" office:value="134439" calcext:value-type="float">
            <text:p>134439</text:p>
          </table:table-cell>
        </table:table-row>
        <table:table-row table:style-name="ro1">
          <table:table-cell office:value-type="float" office:value="135253" calcext:value-type="float">
            <text:p>135253</text:p>
          </table:table-cell>
        </table:table-row>
        <table:table-row table:style-name="ro1">
          <table:table-cell office:value-type="float" office:value="135172" calcext:value-type="float">
            <text:p>135172</text:p>
          </table:table-cell>
        </table:table-row>
        <table:table-row table:style-name="ro1">
          <table:table-cell office:value-type="float" office:value="134203" calcext:value-type="float">
            <text:p>134203</text:p>
          </table:table-cell>
        </table:table-row>
        <table:table-row table:style-name="ro1">
          <table:table-cell office:value-type="float" office:value="136479" calcext:value-type="float">
            <text:p>136479</text:p>
          </table:table-cell>
        </table:table-row>
        <table:table-row table:style-name="ro1">
          <table:table-cell office:value-type="float" office:value="141902" calcext:value-type="float">
            <text:p>141902</text:p>
          </table:table-cell>
        </table:table-row>
        <table:table-row table:style-name="ro1">
          <table:table-cell office:value-type="float" office:value="132222" calcext:value-type="float">
            <text:p>132222</text:p>
          </table:table-cell>
        </table:table-row>
        <table:table-row table:style-name="ro1">
          <table:table-cell office:value-type="float" office:value="149583" calcext:value-type="float">
            <text:p>149583</text:p>
          </table:table-cell>
        </table:table-row>
        <table:table-row table:style-name="ro1">
          <table:table-cell office:value-type="float" office:value="133012" calcext:value-type="float">
            <text:p>133012</text:p>
          </table:table-cell>
        </table:table-row>
        <table:table-row table:style-name="ro1">
          <table:table-cell office:value-type="float" office:value="132964" calcext:value-type="float">
            <text:p>132964</text:p>
          </table:table-cell>
        </table:table-row>
        <table:table-row table:style-name="ro1">
          <table:table-cell office:value-type="float" office:value="135081" calcext:value-type="float">
            <text:p>135081</text:p>
          </table:table-cell>
        </table:table-row>
        <table:table-row table:style-name="ro1">
          <table:table-cell office:value-type="float" office:value="133772" calcext:value-type="float">
            <text:p>133772</text:p>
          </table:table-cell>
        </table:table-row>
        <table:table-row table:style-name="ro1">
          <table:table-cell office:value-type="float" office:value="133849" calcext:value-type="float">
            <text:p>133849</text:p>
          </table:table-cell>
        </table:table-row>
        <table:table-row table:style-name="ro1">
          <table:table-cell office:value-type="float" office:value="134317" calcext:value-type="float">
            <text:p>134317</text:p>
          </table:table-cell>
        </table:table-row>
        <table:table-row table:style-name="ro1">
          <table:table-cell office:value-type="float" office:value="136684" calcext:value-type="float">
            <text:p>136684</text:p>
          </table:table-cell>
        </table:table-row>
        <table:table-row table:style-name="ro1">
          <table:table-cell office:value-type="float" office:value="138616" calcext:value-type="float">
            <text:p>138616</text:p>
          </table:table-cell>
        </table:table-row>
        <table:table-row table:style-name="ro1">
          <table:table-cell office:value-type="float" office:value="133959" calcext:value-type="float">
            <text:p>133959</text:p>
          </table:table-cell>
        </table:table-row>
        <table:table-row table:style-name="ro1">
          <table:table-cell office:value-type="float" office:value="138454" calcext:value-type="float">
            <text:p>138454</text:p>
          </table:table-cell>
        </table:table-row>
        <table:table-row table:style-name="ro1">
          <table:table-cell office:value-type="float" office:value="135351" calcext:value-type="float">
            <text:p>135351</text:p>
          </table:table-cell>
        </table:table-row>
        <table:table-row table:style-name="ro1">
          <table:table-cell office:value-type="float" office:value="130439" calcext:value-type="float">
            <text:p>130439</text:p>
          </table:table-cell>
        </table:table-row>
        <table:table-row table:style-name="ro1">
          <table:table-cell office:value-type="float" office:value="133343" calcext:value-type="float">
            <text:p>133343</text:p>
          </table:table-cell>
        </table:table-row>
        <table:table-row table:style-name="ro1">
          <table:table-cell office:value-type="float" office:value="152448" calcext:value-type="float">
            <text:p>152448</text:p>
          </table:table-cell>
        </table:table-row>
        <table:table-row table:style-name="ro1">
          <table:table-cell office:value-type="float" office:value="142037" calcext:value-type="float">
            <text:p>142037</text:p>
          </table:table-cell>
        </table:table-row>
        <table:table-row table:style-name="ro1">
          <table:table-cell office:value-type="float" office:value="131995" calcext:value-type="float">
            <text:p>131995</text:p>
          </table:table-cell>
        </table:table-row>
        <table:table-row table:style-name="ro1">
          <table:table-cell office:value-type="float" office:value="133375" calcext:value-type="float">
            <text:p>133375</text:p>
          </table:table-cell>
        </table:table-row>
        <table:table-row table:style-name="ro1">
          <table:table-cell office:value-type="float" office:value="141234" calcext:value-type="float">
            <text:p>141234</text:p>
          </table:table-cell>
        </table:table-row>
        <table:table-row table:style-name="ro1">
          <table:table-cell office:value-type="float" office:value="143844" calcext:value-type="float">
            <text:p>143844</text:p>
          </table:table-cell>
        </table:table-row>
        <table:table-row table:style-name="ro1">
          <table:table-cell office:value-type="float" office:value="134473" calcext:value-type="float">
            <text:p>134473</text:p>
          </table:table-cell>
        </table:table-row>
        <table:table-row table:style-name="ro1">
          <table:table-cell office:value-type="float" office:value="135548" calcext:value-type="float">
            <text:p>135548</text:p>
          </table:table-cell>
        </table:table-row>
        <table:table-row table:style-name="ro1">
          <table:table-cell office:value-type="float" office:value="133614" calcext:value-type="float">
            <text:p>133614</text:p>
          </table:table-cell>
        </table:table-row>
        <table:table-row table:style-name="ro1">
          <table:table-cell office:value-type="float" office:value="140964" calcext:value-type="float">
            <text:p>140964</text:p>
          </table:table-cell>
        </table:table-row>
        <table:table-row table:style-name="ro1">
          <table:table-cell office:value-type="float" office:value="133585" calcext:value-type="float">
            <text:p>133585</text:p>
          </table:table-cell>
        </table:table-row>
        <table:table-row table:style-name="ro1">
          <table:table-cell office:value-type="float" office:value="134885" calcext:value-type="float">
            <text:p>134885</text:p>
          </table:table-cell>
        </table:table-row>
        <table:table-row table:style-name="ro1">
          <table:table-cell office:value-type="float" office:value="139668" calcext:value-type="float">
            <text:p>139668</text:p>
          </table:table-cell>
        </table:table-row>
        <table:table-row table:style-name="ro1">
          <table:table-cell office:value-type="float" office:value="136453" calcext:value-type="float">
            <text:p>136453</text:p>
          </table:table-cell>
        </table:table-row>
        <table:table-row table:style-name="ro1">
          <table:table-cell office:value-type="float" office:value="137670" calcext:value-type="float">
            <text:p>137670</text:p>
          </table:table-cell>
        </table:table-row>
        <table:table-row table:style-name="ro1">
          <table:table-cell office:value-type="float" office:value="135207" calcext:value-type="float">
            <text:p>135207</text:p>
          </table:table-cell>
        </table:table-row>
        <table:table-row table:style-name="ro1">
          <table:table-cell office:value-type="float" office:value="140576" calcext:value-type="float">
            <text:p>140576</text:p>
          </table:table-cell>
        </table:table-row>
        <table:table-row table:style-name="ro1">
          <table:table-cell office:value-type="float" office:value="138220" calcext:value-type="float">
            <text:p>138220</text:p>
          </table:table-cell>
        </table:table-row>
        <table:table-row table:style-name="ro1">
          <table:table-cell office:value-type="float" office:value="135923" calcext:value-type="float">
            <text:p>135923</text:p>
          </table:table-cell>
        </table:table-row>
        <table:table-row table:style-name="ro1">
          <table:table-cell office:value-type="float" office:value="135951" calcext:value-type="float">
            <text:p>135951</text:p>
          </table:table-cell>
        </table:table-row>
        <table:table-row table:style-name="ro1">
          <table:table-cell office:value-type="float" office:value="137679" calcext:value-type="float">
            <text:p>137679</text:p>
          </table:table-cell>
        </table:table-row>
        <table:table-row table:style-name="ro1">
          <table:table-cell office:value-type="float" office:value="135644" calcext:value-type="float">
            <text:p>135644</text:p>
          </table:table-cell>
        </table:table-row>
        <table:table-row table:style-name="ro1">
          <table:table-cell office:value-type="float" office:value="134143" calcext:value-type="float">
            <text:p>134143</text:p>
          </table:table-cell>
        </table:table-row>
        <table:table-row table:style-name="ro1">
          <table:table-cell office:value-type="float" office:value="134268" calcext:value-type="float">
            <text:p>134268</text:p>
          </table:table-cell>
        </table:table-row>
        <table:table-row table:style-name="ro1">
          <table:table-cell office:value-type="float" office:value="133103" calcext:value-type="float">
            <text:p>133103</text:p>
          </table:table-cell>
        </table:table-row>
        <table:table-row table:style-name="ro1">
          <table:table-cell office:value-type="float" office:value="137345" calcext:value-type="float">
            <text:p>137345</text:p>
          </table:table-cell>
        </table:table-row>
        <table:table-row table:style-name="ro1">
          <table:table-cell office:value-type="float" office:value="131745" calcext:value-type="float">
            <text:p>131745</text:p>
          </table:table-cell>
        </table:table-row>
        <table:table-row table:style-name="ro1">
          <table:table-cell office:value-type="float" office:value="133965" calcext:value-type="float">
            <text:p>133965</text:p>
          </table:table-cell>
        </table:table-row>
        <table:table-row table:style-name="ro1">
          <table:table-cell office:value-type="float" office:value="132372" calcext:value-type="float">
            <text:p>132372</text:p>
          </table:table-cell>
        </table:table-row>
        <table:table-row table:style-name="ro1">
          <table:table-cell office:value-type="float" office:value="131440" calcext:value-type="float">
            <text:p>131440</text:p>
          </table:table-cell>
        </table:table-row>
        <table:table-row table:style-name="ro1">
          <table:table-cell office:value-type="float" office:value="133372" calcext:value-type="float">
            <text:p>133372</text:p>
          </table:table-cell>
        </table:table-row>
        <table:table-row table:style-name="ro1">
          <table:table-cell office:value-type="float" office:value="142298" calcext:value-type="float">
            <text:p>142298</text:p>
          </table:table-cell>
        </table:table-row>
        <table:table-row table:style-name="ro1">
          <table:table-cell office:value-type="float" office:value="153903" calcext:value-type="float">
            <text:p>153903</text:p>
          </table:table-cell>
        </table:table-row>
        <table:table-row table:style-name="ro1">
          <table:table-cell office:value-type="float" office:value="159263" calcext:value-type="float">
            <text:p>159263</text:p>
          </table:table-cell>
        </table:table-row>
        <table:table-row table:style-name="ro1">
          <table:table-cell office:value-type="float" office:value="160313" calcext:value-type="float">
            <text:p>160313</text:p>
          </table:table-cell>
        </table:table-row>
        <table:table-row table:style-name="ro1">
          <table:table-cell office:value-type="float" office:value="157380" calcext:value-type="float">
            <text:p>157380</text:p>
          </table:table-cell>
        </table:table-row>
        <table:table-row table:style-name="ro1">
          <table:table-cell office:value-type="float" office:value="151091" calcext:value-type="float">
            <text:p>151091</text:p>
          </table:table-cell>
        </table:table-row>
        <table:table-row table:style-name="ro1">
          <table:table-cell office:value-type="float" office:value="150516" calcext:value-type="float">
            <text:p>150516</text:p>
          </table:table-cell>
        </table:table-row>
        <table:table-row table:style-name="ro1">
          <table:table-cell office:value-type="float" office:value="149065" calcext:value-type="float">
            <text:p>149065</text:p>
          </table:table-cell>
        </table:table-row>
        <table:table-row table:style-name="ro1">
          <table:table-cell office:value-type="float" office:value="157291" calcext:value-type="float">
            <text:p>157291</text:p>
          </table:table-cell>
        </table:table-row>
        <table:table-row table:style-name="ro1">
          <table:table-cell office:value-type="float" office:value="149342" calcext:value-type="float">
            <text:p>149342</text:p>
          </table:table-cell>
        </table:table-row>
        <table:table-row table:style-name="ro1">
          <table:table-cell office:value-type="float" office:value="174871" calcext:value-type="float">
            <text:p>174871</text:p>
          </table:table-cell>
        </table:table-row>
        <table:table-row table:style-name="ro1">
          <table:table-cell office:value-type="float" office:value="156460" calcext:value-type="float">
            <text:p>156460</text:p>
          </table:table-cell>
        </table:table-row>
        <table:table-row table:style-name="ro1">
          <table:table-cell office:value-type="float" office:value="152913" calcext:value-type="float">
            <text:p>152913</text:p>
          </table:table-cell>
        </table:table-row>
        <table:table-row table:style-name="ro1">
          <table:table-cell office:value-type="float" office:value="156087" calcext:value-type="float">
            <text:p>156087</text:p>
          </table:table-cell>
        </table:table-row>
        <table:table-row table:style-name="ro1">
          <table:table-cell office:value-type="float" office:value="156579" calcext:value-type="float">
            <text:p>156579</text:p>
          </table:table-cell>
        </table:table-row>
        <table:table-row table:style-name="ro1">
          <table:table-cell office:value-type="float" office:value="159994" calcext:value-type="float">
            <text:p>159994</text:p>
          </table:table-cell>
        </table:table-row>
        <table:table-row table:style-name="ro1">
          <table:table-cell office:value-type="float" office:value="151786" calcext:value-type="float">
            <text:p>151786</text:p>
          </table:table-cell>
        </table:table-row>
        <table:table-row table:style-name="ro1">
          <table:table-cell office:value-type="float" office:value="152778" calcext:value-type="float">
            <text:p>152778</text:p>
          </table:table-cell>
        </table:table-row>
        <table:table-row table:style-name="ro1">
          <table:table-cell office:value-type="float" office:value="154812" calcext:value-type="float">
            <text:p>154812</text:p>
          </table:table-cell>
        </table:table-row>
        <table:table-row table:style-name="ro1">
          <table:table-cell office:value-type="float" office:value="154921" calcext:value-type="float">
            <text:p>154921</text:p>
          </table:table-cell>
        </table:table-row>
        <table:table-row table:style-name="ro1">
          <table:table-cell office:value-type="float" office:value="158226" calcext:value-type="float">
            <text:p>158226</text:p>
          </table:table-cell>
        </table:table-row>
        <table:table-row table:style-name="ro1">
          <table:table-cell office:value-type="float" office:value="157627" calcext:value-type="float">
            <text:p>157627</text:p>
          </table:table-cell>
        </table:table-row>
        <table:table-row table:style-name="ro1">
          <table:table-cell office:value-type="float" office:value="156664" calcext:value-type="float">
            <text:p>156664</text:p>
          </table:table-cell>
        </table:table-row>
        <table:table-row table:style-name="ro1">
          <table:table-cell office:value-type="float" office:value="162989" calcext:value-type="float">
            <text:p>162989</text:p>
          </table:table-cell>
        </table:table-row>
        <table:table-row table:style-name="ro1">
          <table:table-cell office:value-type="float" office:value="158215" calcext:value-type="float">
            <text:p>158215</text:p>
          </table:table-cell>
        </table:table-row>
        <table:table-row table:style-name="ro1">
          <table:table-cell office:value-type="float" office:value="157698" calcext:value-type="float">
            <text:p>157698</text:p>
          </table:table-cell>
        </table:table-row>
        <table:table-row table:style-name="ro1">
          <table:table-cell office:value-type="float" office:value="158770" calcext:value-type="float">
            <text:p>158770</text:p>
          </table:table-cell>
        </table:table-row>
        <table:table-row table:style-name="ro1">
          <table:table-cell office:value-type="float" office:value="157775" calcext:value-type="float">
            <text:p>157775</text:p>
          </table:table-cell>
        </table:table-row>
        <table:table-row table:style-name="ro1">
          <table:table-cell office:value-type="float" office:value="153124" calcext:value-type="float">
            <text:p>153124</text:p>
          </table:table-cell>
        </table:table-row>
        <table:table-row table:style-name="ro1">
          <table:table-cell office:value-type="float" office:value="149046" calcext:value-type="float">
            <text:p>149046</text:p>
          </table:table-cell>
        </table:table-row>
        <table:table-row table:style-name="ro1">
          <table:table-cell office:value-type="float" office:value="158316" calcext:value-type="float">
            <text:p>158316</text:p>
          </table:table-cell>
        </table:table-row>
        <table:table-row table:style-name="ro1">
          <table:table-cell office:value-type="float" office:value="158981" calcext:value-type="float">
            <text:p>158981</text:p>
          </table:table-cell>
        </table:table-row>
        <table:table-row table:style-name="ro1">
          <table:table-cell office:value-type="float" office:value="161295" calcext:value-type="float">
            <text:p>161295</text:p>
          </table:table-cell>
        </table:table-row>
        <table:table-row table:style-name="ro1">
          <table:table-cell office:value-type="float" office:value="163502" calcext:value-type="float">
            <text:p>163502</text:p>
          </table:table-cell>
        </table:table-row>
        <table:table-row table:style-name="ro1">
          <table:table-cell office:value-type="float" office:value="154649" calcext:value-type="float">
            <text:p>154649</text:p>
          </table:table-cell>
        </table:table-row>
        <table:table-row table:style-name="ro1">
          <table:table-cell office:value-type="float" office:value="154158" calcext:value-type="float">
            <text:p>154158</text:p>
          </table:table-cell>
        </table:table-row>
        <table:table-row table:style-name="ro1">
          <table:table-cell office:value-type="float" office:value="162241" calcext:value-type="float">
            <text:p>162241</text:p>
          </table:table-cell>
        </table:table-row>
        <table:table-row table:style-name="ro1">
          <table:table-cell office:value-type="float" office:value="159743" calcext:value-type="float">
            <text:p>159743</text:p>
          </table:table-cell>
        </table:table-row>
        <table:table-row table:style-name="ro1">
          <table:table-cell office:value-type="float" office:value="167364" calcext:value-type="float">
            <text:p>167364</text:p>
          </table:table-cell>
        </table:table-row>
        <table:table-row table:style-name="ro1">
          <table:table-cell office:value-type="float" office:value="199985" calcext:value-type="float">
            <text:p>199985</text:p>
          </table:table-cell>
        </table:table-row>
        <table:table-row table:style-name="ro1">
          <table:table-cell office:value-type="float" office:value="157926" calcext:value-type="float">
            <text:p>157926</text:p>
          </table:table-cell>
        </table:table-row>
        <table:table-row table:style-name="ro1">
          <table:table-cell office:value-type="float" office:value="159241" calcext:value-type="float">
            <text:p>159241</text:p>
          </table:table-cell>
        </table:table-row>
        <table:table-row table:style-name="ro1">
          <table:table-cell office:value-type="float" office:value="152757" calcext:value-type="float">
            <text:p>152757</text:p>
          </table:table-cell>
        </table:table-row>
        <table:table-row table:style-name="ro1">
          <table:table-cell office:value-type="float" office:value="164420" calcext:value-type="float">
            <text:p>164420</text:p>
          </table:table-cell>
        </table:table-row>
        <table:table-row table:style-name="ro1">
          <table:table-cell office:value-type="float" office:value="165469" calcext:value-type="float">
            <text:p>165469</text:p>
          </table:table-cell>
        </table:table-row>
        <table:table-row table:style-name="ro1">
          <table:table-cell office:value-type="float" office:value="230004" calcext:value-type="float">
            <text:p>230004</text:p>
          </table:table-cell>
        </table:table-row>
        <table:table-row table:style-name="ro1">
          <table:table-cell office:value-type="float" office:value="233986" calcext:value-type="float">
            <text:p>233986</text:p>
          </table:table-cell>
        </table:table-row>
        <table:table-row table:style-name="ro1">
          <table:table-cell office:value-type="float" office:value="168272" calcext:value-type="float">
            <text:p>168272</text:p>
          </table:table-cell>
        </table:table-row>
        <table:table-row table:style-name="ro1">
          <table:table-cell office:value-type="float" office:value="159817" calcext:value-type="float">
            <text:p>159817</text:p>
          </table:table-cell>
        </table:table-row>
        <table:table-row table:style-name="ro1">
          <table:table-cell office:value-type="float" office:value="153295" calcext:value-type="float">
            <text:p>153295</text:p>
          </table:table-cell>
        </table:table-row>
        <table:table-row table:style-name="ro1">
          <table:table-cell office:value-type="float" office:value="158321" calcext:value-type="float">
            <text:p>158321</text:p>
          </table:table-cell>
        </table:table-row>
        <table:table-row table:style-name="ro1">
          <table:table-cell office:value-type="float" office:value="153614" calcext:value-type="float">
            <text:p>153614</text:p>
          </table:table-cell>
        </table:table-row>
        <table:table-row table:style-name="ro1">
          <table:table-cell office:value-type="float" office:value="172999" calcext:value-type="float">
            <text:p>172999</text:p>
          </table:table-cell>
        </table:table-row>
        <table:table-row table:style-name="ro1">
          <table:table-cell office:value-type="float" office:value="156724" calcext:value-type="float">
            <text:p>156724</text:p>
          </table:table-cell>
        </table:table-row>
        <table:table-row table:style-name="ro1">
          <table:table-cell office:value-type="float" office:value="153198" calcext:value-type="float">
            <text:p>153198</text:p>
          </table:table-cell>
        </table:table-row>
        <table:table-row table:style-name="ro1">
          <table:table-cell office:value-type="float" office:value="150465" calcext:value-type="float">
            <text:p>150465</text:p>
          </table:table-cell>
        </table:table-row>
        <table:table-row table:style-name="ro1">
          <table:table-cell office:value-type="float" office:value="174217" calcext:value-type="float">
            <text:p>174217</text:p>
          </table:table-cell>
        </table:table-row>
        <table:table-row table:style-name="ro1">
          <table:table-cell office:value-type="float" office:value="158294" calcext:value-type="float">
            <text:p>158294</text:p>
          </table:table-cell>
        </table:table-row>
        <table:table-row table:style-name="ro1">
          <table:table-cell office:value-type="float" office:value="167579" calcext:value-type="float">
            <text:p>167579</text:p>
          </table:table-cell>
        </table:table-row>
        <table:table-row table:style-name="ro1">
          <table:table-cell office:value-type="float" office:value="162988" calcext:value-type="float">
            <text:p>162988</text:p>
          </table:table-cell>
        </table:table-row>
        <table:table-row table:style-name="ro1">
          <table:table-cell office:value-type="float" office:value="155978" calcext:value-type="float">
            <text:p>155978</text:p>
          </table:table-cell>
        </table:table-row>
        <table:table-row table:style-name="ro1">
          <table:table-cell office:value-type="float" office:value="162530" calcext:value-type="float">
            <text:p>162530</text:p>
          </table:table-cell>
        </table:table-row>
        <table:table-row table:style-name="ro1">
          <table:table-cell office:value-type="float" office:value="158840" calcext:value-type="float">
            <text:p>158840</text:p>
          </table:table-cell>
        </table:table-row>
        <table:table-row table:style-name="ro1">
          <table:table-cell office:value-type="float" office:value="162854" calcext:value-type="float">
            <text:p>162854</text:p>
          </table:table-cell>
        </table:table-row>
        <table:table-row table:style-name="ro1">
          <table:table-cell office:value-type="float" office:value="159408" calcext:value-type="float">
            <text:p>159408</text:p>
          </table:table-cell>
        </table:table-row>
        <table:table-row table:style-name="ro1">
          <table:table-cell office:value-type="float" office:value="157787" calcext:value-type="float">
            <text:p>157787</text:p>
          </table:table-cell>
        </table:table-row>
        <table:table-row table:style-name="ro1">
          <table:table-cell office:value-type="float" office:value="173911" calcext:value-type="float">
            <text:p>173911</text:p>
          </table:table-cell>
        </table:table-row>
        <table:table-row table:style-name="ro1">
          <table:table-cell office:value-type="float" office:value="157544" calcext:value-type="float">
            <text:p>157544</text:p>
          </table:table-cell>
        </table:table-row>
        <table:table-row table:style-name="ro1">
          <table:table-cell office:value-type="float" office:value="154220" calcext:value-type="float">
            <text:p>154220</text:p>
          </table:table-cell>
        </table:table-row>
        <table:table-row table:style-name="ro1">
          <table:table-cell office:value-type="float" office:value="154680" calcext:value-type="float">
            <text:p>154680</text:p>
          </table:table-cell>
        </table:table-row>
        <table:table-row table:style-name="ro1">
          <table:table-cell office:value-type="float" office:value="161538" calcext:value-type="float">
            <text:p>161538</text:p>
          </table:table-cell>
        </table:table-row>
        <table:table-row table:style-name="ro1">
          <table:table-cell office:value-type="float" office:value="152160" calcext:value-type="float">
            <text:p>152160</text:p>
          </table:table-cell>
        </table:table-row>
        <table:table-row table:style-name="ro1">
          <table:table-cell office:value-type="float" office:value="185872" calcext:value-type="float">
            <text:p>185872</text:p>
          </table:table-cell>
        </table:table-row>
        <table:table-row table:style-name="ro1">
          <table:table-cell office:value-type="float" office:value="164678" calcext:value-type="float">
            <text:p>164678</text:p>
          </table:table-cell>
        </table:table-row>
        <table:table-row table:style-name="ro1">
          <table:table-cell office:value-type="float" office:value="152238" calcext:value-type="float">
            <text:p>152238</text:p>
          </table:table-cell>
        </table:table-row>
        <table:table-row table:style-name="ro1">
          <table:table-cell office:value-type="float" office:value="155936" calcext:value-type="float">
            <text:p>155936</text:p>
          </table:table-cell>
        </table:table-row>
        <table:table-row table:style-name="ro1">
          <table:table-cell office:value-type="float" office:value="152270" calcext:value-type="float">
            <text:p>152270</text:p>
          </table:table-cell>
        </table:table-row>
        <table:table-row table:style-name="ro1">
          <table:table-cell office:value-type="float" office:value="153078" calcext:value-type="float">
            <text:p>153078</text:p>
          </table:table-cell>
        </table:table-row>
        <table:table-row table:style-name="ro1">
          <table:table-cell office:value-type="float" office:value="154266" calcext:value-type="float">
            <text:p>154266</text:p>
          </table:table-cell>
        </table:table-row>
        <table:table-row table:style-name="ro1">
          <table:table-cell office:value-type="float" office:value="163224" calcext:value-type="float">
            <text:p>163224</text:p>
          </table:table-cell>
        </table:table-row>
        <table:table-row table:style-name="ro1">
          <table:table-cell office:value-type="float" office:value="159965" calcext:value-type="float">
            <text:p>159965</text:p>
          </table:table-cell>
        </table:table-row>
        <table:table-row table:style-name="ro1">
          <table:table-cell office:value-type="float" office:value="162588" calcext:value-type="float">
            <text:p>162588</text:p>
          </table:table-cell>
        </table:table-row>
        <table:table-row table:style-name="ro1">
          <table:table-cell office:value-type="float" office:value="149353" calcext:value-type="float">
            <text:p>149353</text:p>
          </table:table-cell>
        </table:table-row>
        <table:table-row table:style-name="ro1">
          <table:table-cell office:value-type="float" office:value="152436" calcext:value-type="float">
            <text:p>152436</text:p>
          </table:table-cell>
        </table:table-row>
        <table:table-row table:style-name="ro1">
          <table:table-cell office:value-type="float" office:value="154643" calcext:value-type="float">
            <text:p>154643</text:p>
          </table:table-cell>
        </table:table-row>
        <table:table-row table:style-name="ro1">
          <table:table-cell office:value-type="float" office:value="154012" calcext:value-type="float">
            <text:p>154012</text:p>
          </table:table-cell>
        </table:table-row>
        <table:table-row table:style-name="ro1">
          <table:table-cell office:value-type="float" office:value="156076" calcext:value-type="float">
            <text:p>156076</text:p>
          </table:table-cell>
        </table:table-row>
        <table:table-row table:style-name="ro1">
          <table:table-cell office:value-type="float" office:value="148795" calcext:value-type="float">
            <text:p>148795</text:p>
          </table:table-cell>
        </table:table-row>
        <table:table-row table:style-name="ro1">
          <table:table-cell office:value-type="float" office:value="150509" calcext:value-type="float">
            <text:p>150509</text:p>
          </table:table-cell>
        </table:table-row>
        <table:table-row table:style-name="ro1">
          <table:table-cell office:value-type="float" office:value="152793" calcext:value-type="float">
            <text:p>152793</text:p>
          </table:table-cell>
        </table:table-row>
        <table:table-row table:style-name="ro1">
          <table:table-cell office:value-type="float" office:value="151395" calcext:value-type="float">
            <text:p>151395</text:p>
          </table:table-cell>
        </table:table-row>
        <table:table-row table:style-name="ro1">
          <table:table-cell office:value-type="float" office:value="150218" calcext:value-type="float">
            <text:p>150218</text:p>
          </table:table-cell>
        </table:table-row>
        <table:table-row table:style-name="ro1">
          <table:table-cell office:value-type="float" office:value="153440" calcext:value-type="float">
            <text:p>153440</text:p>
          </table:table-cell>
        </table:table-row>
        <table:table-row table:style-name="ro1">
          <table:table-cell office:value-type="float" office:value="148775" calcext:value-type="float">
            <text:p>148775</text:p>
          </table:table-cell>
        </table:table-row>
        <table:table-row table:style-name="ro1">
          <table:table-cell office:value-type="float" office:value="160829" calcext:value-type="float">
            <text:p>160829</text:p>
          </table:table-cell>
        </table:table-row>
        <table:table-row table:style-name="ro1">
          <table:table-cell office:value-type="float" office:value="151051" calcext:value-type="float">
            <text:p>151051</text:p>
          </table:table-cell>
        </table:table-row>
        <table:table-row table:style-name="ro1">
          <table:table-cell office:value-type="float" office:value="151558" calcext:value-type="float">
            <text:p>151558</text:p>
          </table:table-cell>
        </table:table-row>
        <table:table-row table:style-name="ro1">
          <table:table-cell office:value-type="float" office:value="158534" calcext:value-type="float">
            <text:p>158534</text:p>
          </table:table-cell>
        </table:table-row>
        <table:table-row table:style-name="ro1">
          <table:table-cell office:value-type="float" office:value="160051" calcext:value-type="float">
            <text:p>160051</text:p>
          </table:table-cell>
        </table:table-row>
        <table:table-row table:style-name="ro1">
          <table:table-cell office:value-type="float" office:value="155782" calcext:value-type="float">
            <text:p>155782</text:p>
          </table:table-cell>
        </table:table-row>
        <table:table-row table:style-name="ro1">
          <table:table-cell office:value-type="float" office:value="161250" calcext:value-type="float">
            <text:p>161250</text:p>
          </table:table-cell>
        </table:table-row>
        <table:table-row table:style-name="ro1">
          <table:table-cell office:value-type="float" office:value="160515" calcext:value-type="float">
            <text:p>160515</text:p>
          </table:table-cell>
        </table:table-row>
        <table:table-row table:style-name="ro1">
          <table:table-cell office:value-type="float" office:value="150587" calcext:value-type="float">
            <text:p>150587</text:p>
          </table:table-cell>
        </table:table-row>
        <table:table-row table:style-name="ro1">
          <table:table-cell office:value-type="float" office:value="149470" calcext:value-type="float">
            <text:p>149470</text:p>
          </table:table-cell>
        </table:table-row>
        <table:table-row table:style-name="ro1">
          <table:table-cell office:value-type="float" office:value="152345" calcext:value-type="float">
            <text:p>152345</text:p>
          </table:table-cell>
        </table:table-row>
        <table:table-row table:style-name="ro1">
          <table:table-cell office:value-type="float" office:value="149855" calcext:value-type="float">
            <text:p>149855</text:p>
          </table:table-cell>
        </table:table-row>
        <table:table-row table:style-name="ro1">
          <table:table-cell office:value-type="float" office:value="154005" calcext:value-type="float">
            <text:p>154005</text:p>
          </table:table-cell>
        </table:table-row>
        <table:table-row table:style-name="ro1">
          <table:table-cell office:value-type="float" office:value="150962" calcext:value-type="float">
            <text:p>150962</text:p>
          </table:table-cell>
        </table:table-row>
        <table:table-row table:style-name="ro1">
          <table:table-cell office:value-type="float" office:value="160936" calcext:value-type="float">
            <text:p>160936</text:p>
          </table:table-cell>
        </table:table-row>
        <table:table-row table:style-name="ro1">
          <table:table-cell office:value-type="float" office:value="148407" calcext:value-type="float">
            <text:p>148407</text:p>
          </table:table-cell>
        </table:table-row>
        <table:table-row table:style-name="ro1">
          <table:table-cell office:value-type="float" office:value="151032" calcext:value-type="float">
            <text:p>151032</text:p>
          </table:table-cell>
        </table:table-row>
        <table:table-row table:style-name="ro1">
          <table:table-cell office:value-type="float" office:value="153808" calcext:value-type="float">
            <text:p>153808</text:p>
          </table:table-cell>
        </table:table-row>
        <table:table-row table:style-name="ro1">
          <table:table-cell office:value-type="float" office:value="163177" calcext:value-type="float">
            <text:p>163177</text:p>
          </table:table-cell>
        </table:table-row>
        <table:table-row table:style-name="ro1">
          <table:table-cell office:value-type="float" office:value="151132" calcext:value-type="float">
            <text:p>151132</text:p>
          </table:table-cell>
        </table:table-row>
        <table:table-row table:style-name="ro1">
          <table:table-cell office:value-type="float" office:value="148451" calcext:value-type="float">
            <text:p>148451</text:p>
          </table:table-cell>
        </table:table-row>
        <table:table-row table:style-name="ro1">
          <table:table-cell office:value-type="float" office:value="157824" calcext:value-type="float">
            <text:p>157824</text:p>
          </table:table-cell>
        </table:table-row>
        <table:table-row table:style-name="ro1">
          <table:table-cell office:value-type="float" office:value="151247" calcext:value-type="float">
            <text:p>151247</text:p>
          </table:table-cell>
        </table:table-row>
        <table:table-row table:style-name="ro1">
          <table:table-cell office:value-type="float" office:value="151565" calcext:value-type="float">
            <text:p>151565</text:p>
          </table:table-cell>
        </table:table-row>
        <table:table-row table:style-name="ro1">
          <table:table-cell office:value-type="float" office:value="150871" calcext:value-type="float">
            <text:p>150871</text:p>
          </table:table-cell>
        </table:table-row>
        <table:table-row table:style-name="ro1">
          <table:table-cell office:value-type="float" office:value="149097" calcext:value-type="float">
            <text:p>149097</text:p>
          </table:table-cell>
        </table:table-row>
        <table:table-row table:style-name="ro1">
          <table:table-cell office:value-type="float" office:value="157953" calcext:value-type="float">
            <text:p>157953</text:p>
          </table:table-cell>
        </table:table-row>
        <table:table-row table:style-name="ro1">
          <table:table-cell office:value-type="float" office:value="163532" calcext:value-type="float">
            <text:p>163532</text:p>
          </table:table-cell>
        </table:table-row>
        <table:table-row table:style-name="ro1">
          <table:table-cell office:value-type="float" office:value="159195" calcext:value-type="float">
            <text:p>159195</text:p>
          </table:table-cell>
        </table:table-row>
        <table:table-row table:style-name="ro1">
          <table:table-cell office:value-type="float" office:value="148543" calcext:value-type="float">
            <text:p>148543</text:p>
          </table:table-cell>
        </table:table-row>
        <table:table-row table:style-name="ro1">
          <table:table-cell office:value-type="float" office:value="163436" calcext:value-type="float">
            <text:p>163436</text:p>
          </table:table-cell>
        </table:table-row>
        <table:table-row table:style-name="ro1">
          <table:table-cell office:value-type="float" office:value="162631" calcext:value-type="float">
            <text:p>162631</text:p>
          </table:table-cell>
        </table:table-row>
        <table:table-row table:style-name="ro1">
          <table:table-cell office:value-type="float" office:value="151019" calcext:value-type="float">
            <text:p>151019</text:p>
          </table:table-cell>
        </table:table-row>
        <table:table-row table:style-name="ro1">
          <table:table-cell office:value-type="float" office:value="154979" calcext:value-type="float">
            <text:p>154979</text:p>
          </table:table-cell>
        </table:table-row>
        <table:table-row table:style-name="ro1">
          <table:table-cell office:value-type="float" office:value="153716" calcext:value-type="float">
            <text:p>153716</text:p>
          </table:table-cell>
        </table:table-row>
        <table:table-row table:style-name="ro1">
          <table:table-cell office:value-type="float" office:value="156909" calcext:value-type="float">
            <text:p>156909</text:p>
          </table:table-cell>
        </table:table-row>
        <table:table-row table:style-name="ro1">
          <table:table-cell office:value-type="float" office:value="160886" calcext:value-type="float">
            <text:p>160886</text:p>
          </table:table-cell>
        </table:table-row>
        <table:table-row table:style-name="ro1">
          <table:table-cell office:value-type="float" office:value="148791" calcext:value-type="float">
            <text:p>148791</text:p>
          </table:table-cell>
        </table:table-row>
        <table:table-row table:style-name="ro1">
          <table:table-cell office:value-type="float" office:value="155853" calcext:value-type="float">
            <text:p>155853</text:p>
          </table:table-cell>
        </table:table-row>
        <table:table-row table:style-name="ro1">
          <table:table-cell office:value-type="float" office:value="158361" calcext:value-type="float">
            <text:p>158361</text:p>
          </table:table-cell>
        </table:table-row>
        <table:table-row table:style-name="ro1">
          <table:table-cell office:value-type="float" office:value="157314" calcext:value-type="float">
            <text:p>157314</text:p>
          </table:table-cell>
        </table:table-row>
        <table:table-row table:style-name="ro1">
          <table:table-cell office:value-type="float" office:value="160143" calcext:value-type="float">
            <text:p>160143</text:p>
          </table:table-cell>
        </table:table-row>
        <table:table-row table:style-name="ro1">
          <table:table-cell office:value-type="float" office:value="150114" calcext:value-type="float">
            <text:p>150114</text:p>
          </table:table-cell>
        </table:table-row>
        <table:table-row table:style-name="ro1">
          <table:table-cell office:value-type="float" office:value="155989" calcext:value-type="float">
            <text:p>155989</text:p>
          </table:table-cell>
        </table:table-row>
        <table:table-row table:style-name="ro1">
          <table:table-cell office:value-type="float" office:value="160309" calcext:value-type="float">
            <text:p>160309</text:p>
          </table:table-cell>
        </table:table-row>
        <table:table-row table:style-name="ro1">
          <table:table-cell office:value-type="float" office:value="159867" calcext:value-type="float">
            <text:p>159867</text:p>
          </table:table-cell>
        </table:table-row>
        <table:table-row table:style-name="ro1">
          <table:table-cell office:value-type="float" office:value="157646" calcext:value-type="float">
            <text:p>157646</text:p>
          </table:table-cell>
        </table:table-row>
        <table:table-row table:style-name="ro1">
          <table:table-cell office:value-type="float" office:value="149681" calcext:value-type="float">
            <text:p>149681</text:p>
          </table:table-cell>
        </table:table-row>
        <table:table-row table:style-name="ro1">
          <table:table-cell office:value-type="float" office:value="163030" calcext:value-type="float">
            <text:p>163030</text:p>
          </table:table-cell>
        </table:table-row>
        <table:table-row table:style-name="ro1">
          <table:table-cell office:value-type="float" office:value="154396" calcext:value-type="float">
            <text:p>154396</text:p>
          </table:table-cell>
        </table:table-row>
        <table:table-row table:style-name="ro1">
          <table:table-cell office:value-type="float" office:value="160707" calcext:value-type="float">
            <text:p>160707</text:p>
          </table:table-cell>
        </table:table-row>
        <table:table-row table:style-name="ro1">
          <table:table-cell office:value-type="float" office:value="159852" calcext:value-type="float">
            <text:p>159852</text:p>
          </table:table-cell>
        </table:table-row>
        <table:table-row table:style-name="ro1">
          <table:table-cell office:value-type="float" office:value="156562" calcext:value-type="float">
            <text:p>156562</text:p>
          </table:table-cell>
        </table:table-row>
        <table:table-row table:style-name="ro1">
          <table:table-cell office:value-type="float" office:value="175484" calcext:value-type="float">
            <text:p>175484</text:p>
          </table:table-cell>
        </table:table-row>
        <table:table-row table:style-name="ro1">
          <table:table-cell office:value-type="float" office:value="171847" calcext:value-type="float">
            <text:p>171847</text:p>
          </table:table-cell>
        </table:table-row>
        <table:table-row table:style-name="ro1">
          <table:table-cell office:value-type="float" office:value="150809" calcext:value-type="float">
            <text:p>150809</text:p>
          </table:table-cell>
        </table:table-row>
        <table:table-row table:style-name="ro1">
          <table:table-cell office:value-type="float" office:value="167648" calcext:value-type="float">
            <text:p>167648</text:p>
          </table:table-cell>
        </table:table-row>
        <table:table-row table:style-name="ro1">
          <table:table-cell office:value-type="float" office:value="166803" calcext:value-type="float">
            <text:p>166803</text:p>
          </table:table-cell>
        </table:table-row>
        <table:table-row table:style-name="ro1">
          <table:table-cell office:value-type="float" office:value="161527" calcext:value-type="float">
            <text:p>161527</text:p>
          </table:table-cell>
        </table:table-row>
        <table:table-row table:style-name="ro1">
          <table:table-cell office:value-type="float" office:value="182512" calcext:value-type="float">
            <text:p>182512</text:p>
          </table:table-cell>
        </table:table-row>
        <table:table-row table:style-name="ro1">
          <table:table-cell office:value-type="float" office:value="164238" calcext:value-type="float">
            <text:p>164238</text:p>
          </table:table-cell>
        </table:table-row>
        <table:table-row table:style-name="ro1">
          <table:table-cell office:value-type="float" office:value="174153" calcext:value-type="float">
            <text:p>174153</text:p>
          </table:table-cell>
        </table:table-row>
        <table:table-row table:style-name="ro1">
          <table:table-cell office:value-type="float" office:value="162125" calcext:value-type="float">
            <text:p>162125</text:p>
          </table:table-cell>
        </table:table-row>
        <table:table-row table:style-name="ro1">
          <table:table-cell office:value-type="float" office:value="155970" calcext:value-type="float">
            <text:p>155970</text:p>
          </table:table-cell>
        </table:table-row>
        <table:table-row table:style-name="ro1">
          <table:table-cell office:value-type="float" office:value="154919" calcext:value-type="float">
            <text:p>154919</text:p>
          </table:table-cell>
        </table:table-row>
        <table:table-row table:style-name="ro1">
          <table:table-cell office:value-type="float" office:value="159654" calcext:value-type="float">
            <text:p>159654</text:p>
          </table:table-cell>
        </table:table-row>
        <table:table-row table:style-name="ro1">
          <table:table-cell office:value-type="float" office:value="160261" calcext:value-type="float">
            <text:p>160261</text:p>
          </table:table-cell>
        </table:table-row>
        <table:table-row table:style-name="ro1">
          <table:table-cell office:value-type="float" office:value="151508" calcext:value-type="float">
            <text:p>151508</text:p>
          </table:table-cell>
        </table:table-row>
        <table:table-row table:style-name="ro1">
          <table:table-cell office:value-type="float" office:value="157494" calcext:value-type="float">
            <text:p>157494</text:p>
          </table:table-cell>
        </table:table-row>
        <table:table-row table:style-name="ro1">
          <table:table-cell office:value-type="float" office:value="154907" calcext:value-type="float">
            <text:p>154907</text:p>
          </table:table-cell>
        </table:table-row>
        <table:table-row table:style-name="ro1">
          <table:table-cell office:value-type="float" office:value="151776" calcext:value-type="float">
            <text:p>151776</text:p>
          </table:table-cell>
        </table:table-row>
        <table:table-row table:style-name="ro1">
          <table:table-cell office:value-type="float" office:value="151320" calcext:value-type="float">
            <text:p>151320</text:p>
          </table:table-cell>
        </table:table-row>
        <table:table-row table:style-name="ro1">
          <table:table-cell office:value-type="float" office:value="150227" calcext:value-type="float">
            <text:p>150227</text:p>
          </table:table-cell>
        </table:table-row>
        <table:table-row table:style-name="ro1">
          <table:table-cell office:value-type="float" office:value="153254" calcext:value-type="float">
            <text:p>153254</text:p>
          </table:table-cell>
        </table:table-row>
        <table:table-row table:style-name="ro1">
          <table:table-cell office:value-type="float" office:value="152050" calcext:value-type="float">
            <text:p>152050</text:p>
          </table:table-cell>
        </table:table-row>
        <table:table-row table:style-name="ro1">
          <table:table-cell office:value-type="float" office:value="155199" calcext:value-type="float">
            <text:p>155199</text:p>
          </table:table-cell>
        </table:table-row>
        <table:table-row table:style-name="ro1">
          <table:table-cell office:value-type="float" office:value="155229" calcext:value-type="float">
            <text:p>155229</text:p>
          </table:table-cell>
        </table:table-row>
        <table:table-row table:style-name="ro1">
          <table:table-cell office:value-type="float" office:value="152326" calcext:value-type="float">
            <text:p>152326</text:p>
          </table:table-cell>
        </table:table-row>
        <table:table-row table:style-name="ro1">
          <table:table-cell office:value-type="float" office:value="156036" calcext:value-type="float">
            <text:p>156036</text:p>
          </table:table-cell>
        </table:table-row>
        <table:table-row table:style-name="ro1">
          <table:table-cell office:value-type="float" office:value="150696" calcext:value-type="float">
            <text:p>150696</text:p>
          </table:table-cell>
        </table:table-row>
        <table:table-row table:style-name="ro1">
          <table:table-cell office:value-type="float" office:value="153836" calcext:value-type="float">
            <text:p>153836</text:p>
          </table:table-cell>
        </table:table-row>
        <table:table-row table:style-name="ro1">
          <table:table-cell office:value-type="float" office:value="150857" calcext:value-type="float">
            <text:p>150857</text:p>
          </table:table-cell>
        </table:table-row>
        <table:table-row table:style-name="ro1">
          <table:table-cell office:value-type="float" office:value="153088" calcext:value-type="float">
            <text:p>153088</text:p>
          </table:table-cell>
        </table:table-row>
        <table:table-row table:style-name="ro1">
          <table:table-cell office:value-type="float" office:value="149904" calcext:value-type="float">
            <text:p>149904</text:p>
          </table:table-cell>
        </table:table-row>
        <table:table-row table:style-name="ro1">
          <table:table-cell office:value-type="float" office:value="154277" calcext:value-type="float">
            <text:p>154277</text:p>
          </table:table-cell>
        </table:table-row>
        <table:table-row table:style-name="ro1">
          <table:table-cell office:value-type="float" office:value="152772" calcext:value-type="float">
            <text:p>152772</text:p>
          </table:table-cell>
        </table:table-row>
        <table:table-row table:style-name="ro1">
          <table:table-cell office:value-type="float" office:value="152316" calcext:value-type="float">
            <text:p>152316</text:p>
          </table:table-cell>
        </table:table-row>
        <table:table-row table:style-name="ro1">
          <table:table-cell office:value-type="float" office:value="152498" calcext:value-type="float">
            <text:p>152498</text:p>
          </table:table-cell>
        </table:table-row>
        <table:table-row table:style-name="ro1">
          <table:table-cell office:value-type="float" office:value="151000" calcext:value-type="float">
            <text:p>151000</text:p>
          </table:table-cell>
        </table:table-row>
        <table:table-row table:style-name="ro1">
          <table:table-cell office:value-type="float" office:value="154011" calcext:value-type="float">
            <text:p>154011</text:p>
          </table:table-cell>
        </table:table-row>
        <table:table-row table:style-name="ro1">
          <table:table-cell office:value-type="float" office:value="148898" calcext:value-type="float">
            <text:p>148898</text:p>
          </table:table-cell>
        </table:table-row>
        <table:table-row table:style-name="ro1">
          <table:table-cell office:value-type="float" office:value="155071" calcext:value-type="float">
            <text:p>155071</text:p>
          </table:table-cell>
        </table:table-row>
        <table:table-row table:style-name="ro1">
          <table:table-cell office:value-type="float" office:value="154050" calcext:value-type="float">
            <text:p>154050</text:p>
          </table:table-cell>
        </table:table-row>
        <table:table-row table:style-name="ro1">
          <table:table-cell office:value-type="float" office:value="154596" calcext:value-type="float">
            <text:p>154596</text:p>
          </table:table-cell>
        </table:table-row>
        <table:table-row table:style-name="ro1">
          <table:table-cell office:value-type="float" office:value="150440" calcext:value-type="float">
            <text:p>150440</text:p>
          </table:table-cell>
        </table:table-row>
        <table:table-row table:style-name="ro1">
          <table:table-cell office:value-type="float" office:value="157753" calcext:value-type="float">
            <text:p>157753</text:p>
          </table:table-cell>
        </table:table-row>
        <table:table-row table:style-name="ro1">
          <table:table-cell office:value-type="float" office:value="151693" calcext:value-type="float">
            <text:p>151693</text:p>
          </table:table-cell>
        </table:table-row>
        <table:table-row table:style-name="ro1">
          <table:table-cell office:value-type="float" office:value="154139" calcext:value-type="float">
            <text:p>154139</text:p>
          </table:table-cell>
        </table:table-row>
        <table:table-row table:style-name="ro1">
          <table:table-cell office:value-type="float" office:value="154452" calcext:value-type="float">
            <text:p>154452</text:p>
          </table:table-cell>
        </table:table-row>
        <table:table-row table:style-name="ro1">
          <table:table-cell office:value-type="float" office:value="149766" calcext:value-type="float">
            <text:p>149766</text:p>
          </table:table-cell>
        </table:table-row>
        <table:table-row table:style-name="ro1">
          <table:table-cell office:value-type="float" office:value="153487" calcext:value-type="float">
            <text:p>153487</text:p>
          </table:table-cell>
        </table:table-row>
        <table:table-row table:style-name="ro1">
          <table:table-cell office:value-type="float" office:value="153371" calcext:value-type="float">
            <text:p>153371</text:p>
          </table:table-cell>
        </table:table-row>
        <table:table-row table:style-name="ro1">
          <table:table-cell office:value-type="float" office:value="155711" calcext:value-type="float">
            <text:p>155711</text:p>
          </table:table-cell>
        </table:table-row>
        <table:table-row table:style-name="ro1">
          <table:table-cell office:value-type="float" office:value="155022" calcext:value-type="float">
            <text:p>155022</text:p>
          </table:table-cell>
        </table:table-row>
        <table:table-row table:style-name="ro1">
          <table:table-cell office:value-type="float" office:value="156747" calcext:value-type="float">
            <text:p>156747</text:p>
          </table:table-cell>
        </table:table-row>
        <table:table-row table:style-name="ro1">
          <table:table-cell office:value-type="float" office:value="159820" calcext:value-type="float">
            <text:p>159820</text:p>
          </table:table-cell>
        </table:table-row>
        <table:table-row table:style-name="ro1">
          <table:table-cell office:value-type="float" office:value="166850" calcext:value-type="float">
            <text:p>166850</text:p>
          </table:table-cell>
        </table:table-row>
        <table:table-row table:style-name="ro1">
          <table:table-cell office:value-type="float" office:value="163920" calcext:value-type="float">
            <text:p>163920</text:p>
          </table:table-cell>
        </table:table-row>
        <table:table-row table:style-name="ro1">
          <table:table-cell office:value-type="float" office:value="159703" calcext:value-type="float">
            <text:p>159703</text:p>
          </table:table-cell>
        </table:table-row>
        <table:table-row table:style-name="ro1">
          <table:table-cell office:value-type="float" office:value="153196" calcext:value-type="float">
            <text:p>153196</text:p>
          </table:table-cell>
        </table:table-row>
        <table:table-row table:style-name="ro1">
          <table:table-cell office:value-type="float" office:value="158577" calcext:value-type="float">
            <text:p>158577</text:p>
          </table:table-cell>
        </table:table-row>
        <table:table-row table:style-name="ro1">
          <table:table-cell office:value-type="float" office:value="150780" calcext:value-type="float">
            <text:p>150780</text:p>
          </table:table-cell>
        </table:table-row>
        <table:table-row table:style-name="ro1">
          <table:table-cell office:value-type="float" office:value="162595" calcext:value-type="float">
            <text:p>162595</text:p>
          </table:table-cell>
        </table:table-row>
        <table:table-row table:style-name="ro1">
          <table:table-cell office:value-type="float" office:value="153379" calcext:value-type="float">
            <text:p>153379</text:p>
          </table:table-cell>
        </table:table-row>
        <table:table-row table:style-name="ro1">
          <table:table-cell office:value-type="float" office:value="149223" calcext:value-type="float">
            <text:p>149223</text:p>
          </table:table-cell>
        </table:table-row>
        <table:table-row table:style-name="ro1">
          <table:table-cell office:value-type="float" office:value="155446" calcext:value-type="float">
            <text:p>155446</text:p>
          </table:table-cell>
        </table:table-row>
        <table:table-row table:style-name="ro1">
          <table:table-cell office:value-type="float" office:value="149199" calcext:value-type="float">
            <text:p>149199</text:p>
          </table:table-cell>
        </table:table-row>
        <table:table-row table:style-name="ro1">
          <table:table-cell office:value-type="float" office:value="178883" calcext:value-type="float">
            <text:p>178883</text:p>
          </table:table-cell>
        </table:table-row>
        <table:table-row table:style-name="ro1">
          <table:table-cell office:value-type="float" office:value="176679" calcext:value-type="float">
            <text:p>176679</text:p>
          </table:table-cell>
        </table:table-row>
        <table:table-row table:style-name="ro1">
          <table:table-cell office:value-type="float" office:value="148155" calcext:value-type="float">
            <text:p>148155</text:p>
          </table:table-cell>
        </table:table-row>
        <table:table-row table:style-name="ro1">
          <table:table-cell office:value-type="float" office:value="153364" calcext:value-type="float">
            <text:p>153364</text:p>
          </table:table-cell>
        </table:table-row>
        <table:table-row table:style-name="ro1">
          <table:table-cell office:value-type="float" office:value="147574" calcext:value-type="float">
            <text:p>147574</text:p>
          </table:table-cell>
        </table:table-row>
        <table:table-row table:style-name="ro1">
          <table:table-cell office:value-type="float" office:value="151803" calcext:value-type="float">
            <text:p>151803</text:p>
          </table:table-cell>
        </table:table-row>
        <table:table-row table:style-name="ro1">
          <table:table-cell office:value-type="float" office:value="149349" calcext:value-type="float">
            <text:p>149349</text:p>
          </table:table-cell>
        </table:table-row>
        <table:table-row table:style-name="ro1">
          <table:table-cell office:value-type="float" office:value="149765" calcext:value-type="float">
            <text:p>149765</text:p>
          </table:table-cell>
        </table:table-row>
        <table:table-row table:style-name="ro1">
          <table:table-cell office:value-type="float" office:value="150122" calcext:value-type="float">
            <text:p>150122</text:p>
          </table:table-cell>
        </table:table-row>
        <table:table-row table:style-name="ro1">
          <table:table-cell office:value-type="float" office:value="150842" calcext:value-type="float">
            <text:p>150842</text:p>
          </table:table-cell>
        </table:table-row>
        <table:table-row table:style-name="ro1">
          <table:table-cell office:value-type="float" office:value="151125" calcext:value-type="float">
            <text:p>151125</text:p>
          </table:table-cell>
        </table:table-row>
        <table:table-row table:style-name="ro1">
          <table:table-cell office:value-type="float" office:value="150078" calcext:value-type="float">
            <text:p>150078</text:p>
          </table:table-cell>
        </table:table-row>
        <table:table-row table:style-name="ro1">
          <table:table-cell office:value-type="float" office:value="155355" calcext:value-type="float">
            <text:p>155355</text:p>
          </table:table-cell>
        </table:table-row>
        <table:table-row table:style-name="ro1">
          <table:table-cell office:value-type="float" office:value="160440" calcext:value-type="float">
            <text:p>160440</text:p>
          </table:table-cell>
        </table:table-row>
        <table:table-row table:style-name="ro1">
          <table:table-cell office:value-type="float" office:value="152801" calcext:value-type="float">
            <text:p>152801</text:p>
          </table:table-cell>
        </table:table-row>
        <table:table-row table:style-name="ro1">
          <table:table-cell office:value-type="float" office:value="149536" calcext:value-type="float">
            <text:p>149536</text:p>
          </table:table-cell>
        </table:table-row>
        <table:table-row table:style-name="ro1">
          <table:table-cell office:value-type="float" office:value="149377" calcext:value-type="float">
            <text:p>149377</text:p>
          </table:table-cell>
        </table:table-row>
        <table:table-row table:style-name="ro1">
          <table:table-cell office:value-type="float" office:value="147324" calcext:value-type="float">
            <text:p>147324</text:p>
          </table:table-cell>
        </table:table-row>
        <table:table-row table:style-name="ro1">
          <table:table-cell office:value-type="float" office:value="150239" calcext:value-type="float">
            <text:p>150239</text:p>
          </table:table-cell>
        </table:table-row>
        <table:table-row table:style-name="ro1">
          <table:table-cell office:value-type="float" office:value="151419" calcext:value-type="float">
            <text:p>151419</text:p>
          </table:table-cell>
        </table:table-row>
        <table:table-row table:style-name="ro1">
          <table:table-cell office:value-type="float" office:value="159133" calcext:value-type="float">
            <text:p>159133</text:p>
          </table:table-cell>
        </table:table-row>
        <table:table-row table:style-name="ro1">
          <table:table-cell office:value-type="float" office:value="160567" calcext:value-type="float">
            <text:p>160567</text:p>
          </table:table-cell>
        </table:table-row>
        <table:table-row table:style-name="ro1">
          <table:table-cell office:value-type="float" office:value="156805" calcext:value-type="float">
            <text:p>156805</text:p>
          </table:table-cell>
        </table:table-row>
        <table:table-row table:style-name="ro1">
          <table:table-cell office:value-type="float" office:value="169419" calcext:value-type="float">
            <text:p>169419</text:p>
          </table:table-cell>
        </table:table-row>
        <table:table-row table:style-name="ro1">
          <table:table-cell office:value-type="float" office:value="154489" calcext:value-type="float">
            <text:p>154489</text:p>
          </table:table-cell>
        </table:table-row>
        <table:table-row table:style-name="ro1">
          <table:table-cell office:value-type="float" office:value="152238" calcext:value-type="float">
            <text:p>152238</text:p>
          </table:table-cell>
        </table:table-row>
        <table:table-row table:style-name="ro1">
          <table:table-cell office:value-type="float" office:value="165668" calcext:value-type="float">
            <text:p>165668</text:p>
          </table:table-cell>
        </table:table-row>
        <table:table-row table:style-name="ro1">
          <table:table-cell office:value-type="float" office:value="156859" calcext:value-type="float">
            <text:p>156859</text:p>
          </table:table-cell>
        </table:table-row>
        <table:table-row table:style-name="ro1">
          <table:table-cell office:value-type="float" office:value="154110" calcext:value-type="float">
            <text:p>154110</text:p>
          </table:table-cell>
        </table:table-row>
        <table:table-row table:style-name="ro1">
          <table:table-cell office:value-type="float" office:value="151246" calcext:value-type="float">
            <text:p>151246</text:p>
          </table:table-cell>
        </table:table-row>
        <table:table-row table:style-name="ro1"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float" office:value="158292" calcext:value-type="float">
            <text:p>158292</text:p>
          </table:table-cell>
        </table:table-row>
        <table:table-row table:style-name="ro1">
          <table:table-cell office:value-type="float" office:value="150246" calcext:value-type="float">
            <text:p>150246</text:p>
          </table:table-cell>
        </table:table-row>
        <table:table-row table:style-name="ro1">
          <table:table-cell office:value-type="float" office:value="161080" calcext:value-type="float">
            <text:p>161080</text:p>
          </table:table-cell>
        </table:table-row>
        <table:table-row table:style-name="ro1">
          <table:table-cell office:value-type="float" office:value="155396" calcext:value-type="float">
            <text:p>155396</text:p>
          </table:table-cell>
        </table:table-row>
        <table:table-row table:style-name="ro1">
          <table:table-cell office:value-type="float" office:value="151434" calcext:value-type="float">
            <text:p>151434</text:p>
          </table:table-cell>
        </table:table-row>
        <table:table-row table:style-name="ro1">
          <table:table-cell office:value-type="float" office:value="152591" calcext:value-type="float">
            <text:p>152591</text:p>
          </table:table-cell>
        </table:table-row>
        <table:table-row table:style-name="ro1">
          <table:table-cell office:value-type="float" office:value="152926" calcext:value-type="float">
            <text:p>152926</text:p>
          </table:table-cell>
        </table:table-row>
        <table:table-row table:style-name="ro1">
          <table:table-cell office:value-type="float" office:value="154049" calcext:value-type="float">
            <text:p>154049</text:p>
          </table:table-cell>
        </table:table-row>
        <table:table-row table:style-name="ro1">
          <table:table-cell office:value-type="float" office:value="154412" calcext:value-type="float">
            <text:p>154412</text:p>
          </table:table-cell>
        </table:table-row>
        <table:table-row table:style-name="ro1">
          <table:table-cell office:value-type="float" office:value="159967" calcext:value-type="float">
            <text:p>159967</text:p>
          </table:table-cell>
        </table:table-row>
        <table:table-row table:style-name="ro1">
          <table:table-cell office:value-type="float" office:value="164766" calcext:value-type="float">
            <text:p>164766</text:p>
          </table:table-cell>
        </table:table-row>
        <table:table-row table:style-name="ro1">
          <table:table-cell office:value-type="float" office:value="161726" calcext:value-type="float">
            <text:p>161726</text:p>
          </table:table-cell>
        </table:table-row>
        <table:table-row table:style-name="ro1">
          <table:table-cell office:value-type="float" office:value="158652" calcext:value-type="float">
            <text:p>158652</text:p>
          </table:table-cell>
        </table:table-row>
        <table:table-row table:style-name="ro1">
          <table:table-cell office:value-type="float" office:value="156317" calcext:value-type="float">
            <text:p>156317</text:p>
          </table:table-cell>
        </table:table-row>
        <table:table-row table:style-name="ro1">
          <table:table-cell office:value-type="float" office:value="155045" calcext:value-type="float">
            <text:p>155045</text:p>
          </table:table-cell>
        </table:table-row>
        <table:table-row table:style-name="ro1">
          <table:table-cell office:value-type="float" office:value="155717" calcext:value-type="float">
            <text:p>155717</text:p>
          </table:table-cell>
        </table:table-row>
        <table:table-row table:style-name="ro1">
          <table:table-cell office:value-type="float" office:value="152684" calcext:value-type="float">
            <text:p>152684</text:p>
          </table:table-cell>
        </table:table-row>
        <table:table-row table:style-name="ro1">
          <table:table-cell office:value-type="float" office:value="160874" calcext:value-type="float">
            <text:p>160874</text:p>
          </table:table-cell>
        </table:table-row>
        <table:table-row table:style-name="ro1">
          <table:table-cell office:value-type="float" office:value="151215" calcext:value-type="float">
            <text:p>151215</text:p>
          </table:table-cell>
        </table:table-row>
        <table:table-row table:style-name="ro1">
          <table:table-cell office:value-type="float" office:value="151701" calcext:value-type="float">
            <text:p>151701</text:p>
          </table:table-cell>
        </table:table-row>
        <table:table-row table:style-name="ro1">
          <table:table-cell office:value-type="float" office:value="149206" calcext:value-type="float">
            <text:p>149206</text:p>
          </table:table-cell>
        </table:table-row>
        <table:table-row table:style-name="ro1">
          <table:table-cell office:value-type="float" office:value="152685" calcext:value-type="float">
            <text:p>152685</text:p>
          </table:table-cell>
        </table:table-row>
        <table:table-row table:style-name="ro1">
          <table:table-cell office:value-type="float" office:value="150740" calcext:value-type="float">
            <text:p>150740</text:p>
          </table:table-cell>
        </table:table-row>
        <table:table-row table:style-name="ro1">
          <table:table-cell office:value-type="float" office:value="150483" calcext:value-type="float">
            <text:p>150483</text:p>
          </table:table-cell>
        </table:table-row>
        <table:table-row table:style-name="ro1">
          <table:table-cell office:value-type="float" office:value="153172" calcext:value-type="float">
            <text:p>153172</text:p>
          </table:table-cell>
        </table:table-row>
        <table:table-row table:style-name="ro1">
          <table:table-cell office:value-type="float" office:value="148112" calcext:value-type="float">
            <text:p>148112</text:p>
          </table:table-cell>
        </table:table-row>
        <table:table-row table:style-name="ro1">
          <table:table-cell office:value-type="float" office:value="151942" calcext:value-type="float">
            <text:p>151942</text:p>
          </table:table-cell>
        </table:table-row>
        <table:table-row table:style-name="ro1">
          <table:table-cell office:value-type="float" office:value="148837" calcext:value-type="float">
            <text:p>148837</text:p>
          </table:table-cell>
        </table:table-row>
        <table:table-row table:style-name="ro1">
          <table:table-cell office:value-type="float" office:value="158665" calcext:value-type="float">
            <text:p>158665</text:p>
          </table:table-cell>
        </table:table-row>
        <table:table-row table:style-name="ro1">
          <table:table-cell office:value-type="float" office:value="154135" calcext:value-type="float">
            <text:p>154135</text:p>
          </table:table-cell>
        </table:table-row>
        <table:table-row table:style-name="ro1">
          <table:table-cell office:value-type="float" office:value="158899" calcext:value-type="float">
            <text:p>158899</text:p>
          </table:table-cell>
        </table:table-row>
        <table:table-row table:style-name="ro1">
          <table:table-cell office:value-type="float" office:value="152151" calcext:value-type="float">
            <text:p>152151</text:p>
          </table:table-cell>
        </table:table-row>
        <table:table-row table:style-name="ro1">
          <table:table-cell office:value-type="float" office:value="154133" calcext:value-type="float">
            <text:p>154133</text:p>
          </table:table-cell>
        </table:table-row>
        <table:table-row table:style-name="ro1">
          <table:table-cell office:value-type="float" office:value="150592" calcext:value-type="float">
            <text:p>150592</text:p>
          </table:table-cell>
        </table:table-row>
        <table:table-row table:style-name="ro1">
          <table:table-cell office:value-type="float" office:value="149963" calcext:value-type="float">
            <text:p>149963</text:p>
          </table:table-cell>
        </table:table-row>
        <table:table-row table:style-name="ro1">
          <table:table-cell office:value-type="float" office:value="153312" calcext:value-type="float">
            <text:p>153312</text:p>
          </table:table-cell>
        </table:table-row>
        <table:table-row table:style-name="ro1">
          <table:table-cell office:value-type="float" office:value="156267" calcext:value-type="float">
            <text:p>156267</text:p>
          </table:table-cell>
        </table:table-row>
        <table:table-row table:style-name="ro1">
          <table:table-cell office:value-type="float" office:value="155296" calcext:value-type="float">
            <text:p>155296</text:p>
          </table:table-cell>
        </table:table-row>
        <table:table-row table:style-name="ro1">
          <table:table-cell office:value-type="float" office:value="147210" calcext:value-type="float">
            <text:p>147210</text:p>
          </table:table-cell>
        </table:table-row>
        <table:table-row table:style-name="ro1">
          <table:table-cell office:value-type="float" office:value="149853" calcext:value-type="float">
            <text:p>149853</text:p>
          </table:table-cell>
        </table:table-row>
        <table:table-row table:style-name="ro1">
          <table:table-cell office:value-type="float" office:value="147456" calcext:value-type="float">
            <text:p>147456</text:p>
          </table:table-cell>
        </table:table-row>
        <table:table-row table:style-name="ro1">
          <table:table-cell office:value-type="float" office:value="160048" calcext:value-type="float">
            <text:p>160048</text:p>
          </table:table-cell>
        </table:table-row>
        <table:table-row table:style-name="ro1">
          <table:table-cell office:value-type="float" office:value="148506" calcext:value-type="float">
            <text:p>148506</text:p>
          </table:table-cell>
        </table:table-row>
        <table:table-row table:style-name="ro1">
          <table:table-cell office:value-type="float" office:value="153020" calcext:value-type="float">
            <text:p>153020</text:p>
          </table:table-cell>
        </table:table-row>
        <table:table-row table:style-name="ro1">
          <table:table-cell office:value-type="float" office:value="152358" calcext:value-type="float">
            <text:p>152358</text:p>
          </table:table-cell>
        </table:table-row>
        <table:table-row table:style-name="ro1">
          <table:table-cell office:value-type="float" office:value="159876" calcext:value-type="float">
            <text:p>159876</text:p>
          </table:table-cell>
        </table:table-row>
        <table:table-row table:style-name="ro1">
          <table:table-cell office:value-type="float" office:value="151869" calcext:value-type="float">
            <text:p>151869</text:p>
          </table:table-cell>
        </table:table-row>
        <table:table-row table:style-name="ro1">
          <table:table-cell office:value-type="float" office:value="149323" calcext:value-type="float">
            <text:p>149323</text:p>
          </table:table-cell>
        </table:table-row>
        <table:table-row table:style-name="ro1">
          <table:table-cell office:value-type="float" office:value="157043" calcext:value-type="float">
            <text:p>157043</text:p>
          </table:table-cell>
        </table:table-row>
        <table:table-row table:style-name="ro1">
          <table:table-cell office:value-type="float" office:value="156036" calcext:value-type="float">
            <text:p>156036</text:p>
          </table:table-cell>
        </table:table-row>
        <table:table-row table:style-name="ro1">
          <table:table-cell office:value-type="float" office:value="155176" calcext:value-type="float">
            <text:p>155176</text:p>
          </table:table-cell>
        </table:table-row>
        <table:table-row table:style-name="ro1">
          <table:table-cell office:value-type="float" office:value="159701" calcext:value-type="float">
            <text:p>159701</text:p>
          </table:table-cell>
        </table:table-row>
        <table:table-row table:style-name="ro1">
          <table:table-cell office:value-type="float" office:value="151917" calcext:value-type="float">
            <text:p>151917</text:p>
          </table:table-cell>
        </table:table-row>
        <table:table-row table:style-name="ro1">
          <table:table-cell office:value-type="float" office:value="148765" calcext:value-type="float">
            <text:p>148765</text:p>
          </table:table-cell>
        </table:table-row>
        <table:table-row table:style-name="ro1">
          <table:table-cell office:value-type="float" office:value="151677" calcext:value-type="float">
            <text:p>151677</text:p>
          </table:table-cell>
        </table:table-row>
        <table:table-row table:style-name="ro1">
          <table:table-cell office:value-type="float" office:value="152654" calcext:value-type="float">
            <text:p>152654</text:p>
          </table:table-cell>
        </table:table-row>
        <table:table-row table:style-name="ro1">
          <table:table-cell office:value-type="float" office:value="152669" calcext:value-type="float">
            <text:p>152669</text:p>
          </table:table-cell>
        </table:table-row>
        <table:table-row table:style-name="ro1">
          <table:table-cell office:value-type="float" office:value="148198" calcext:value-type="float">
            <text:p>148198</text:p>
          </table:table-cell>
        </table:table-row>
        <table:table-row table:style-name="ro1">
          <table:table-cell office:value-type="float" office:value="149273" calcext:value-type="float">
            <text:p>149273</text:p>
          </table:table-cell>
        </table:table-row>
        <table:table-row table:style-name="ro1">
          <table:table-cell office:value-type="float" office:value="148952" calcext:value-type="float">
            <text:p>148952</text:p>
          </table:table-cell>
        </table:table-row>
        <table:table-row table:style-name="ro1">
          <table:table-cell office:value-type="float" office:value="148845" calcext:value-type="float">
            <text:p>148845</text:p>
          </table:table-cell>
        </table:table-row>
        <table:table-row table:style-name="ro1">
          <table:table-cell office:value-type="float" office:value="162625" calcext:value-type="float">
            <text:p>162625</text:p>
          </table:table-cell>
        </table:table-row>
        <table:table-row table:style-name="ro1">
          <table:table-cell office:value-type="float" office:value="153367" calcext:value-type="float">
            <text:p>153367</text:p>
          </table:table-cell>
        </table:table-row>
        <table:table-row table:style-name="ro1">
          <table:table-cell office:value-type="float" office:value="154505" calcext:value-type="float">
            <text:p>154505</text:p>
          </table:table-cell>
        </table:table-row>
        <table:table-row table:style-name="ro1">
          <table:table-cell office:value-type="float" office:value="151673" calcext:value-type="float">
            <text:p>151673</text:p>
          </table:table-cell>
        </table:table-row>
        <table:table-row table:style-name="ro1">
          <table:table-cell office:value-type="float" office:value="148934" calcext:value-type="float">
            <text:p>148934</text:p>
          </table:table-cell>
        </table:table-row>
        <table:table-row table:style-name="ro1">
          <table:table-cell office:value-type="float" office:value="156003" calcext:value-type="float">
            <text:p>156003</text:p>
          </table:table-cell>
        </table:table-row>
        <table:table-row table:style-name="ro1">
          <table:table-cell office:value-type="float" office:value="160027" calcext:value-type="float">
            <text:p>160027</text:p>
          </table:table-cell>
        </table:table-row>
        <table:table-row table:style-name="ro1">
          <table:table-cell office:value-type="float" office:value="149369" calcext:value-type="float">
            <text:p>149369</text:p>
          </table:table-cell>
        </table:table-row>
        <table:table-row table:style-name="ro1">
          <table:table-cell office:value-type="float" office:value="154360" calcext:value-type="float">
            <text:p>154360</text:p>
          </table:table-cell>
        </table:table-row>
        <table:table-row table:style-name="ro1">
          <table:table-cell office:value-type="float" office:value="166010" calcext:value-type="float">
            <text:p>166010</text:p>
          </table:table-cell>
        </table:table-row>
        <table:table-row table:style-name="ro1">
          <table:table-cell office:value-type="float" office:value="153407" calcext:value-type="float">
            <text:p>153407</text:p>
          </table:table-cell>
        </table:table-row>
        <table:table-row table:style-name="ro1">
          <table:table-cell office:value-type="float" office:value="149238" calcext:value-type="float">
            <text:p>149238</text:p>
          </table:table-cell>
        </table:table-row>
        <table:table-row table:style-name="ro1">
          <table:table-cell office:value-type="float" office:value="154057" calcext:value-type="float">
            <text:p>154057</text:p>
          </table:table-cell>
        </table:table-row>
        <table:table-row table:style-name="ro1">
          <table:table-cell office:value-type="float" office:value="153775" calcext:value-type="float">
            <text:p>153775</text:p>
          </table:table-cell>
        </table:table-row>
        <table:table-row table:style-name="ro1">
          <table:table-cell office:value-type="float" office:value="150683" calcext:value-type="float">
            <text:p>150683</text:p>
          </table:table-cell>
        </table:table-row>
        <table:table-row table:style-name="ro1">
          <table:table-cell office:value-type="float" office:value="155297" calcext:value-type="float">
            <text:p>155297</text:p>
          </table:table-cell>
        </table:table-row>
        <table:table-row table:style-name="ro1">
          <table:table-cell office:value-type="float" office:value="147521" calcext:value-type="float">
            <text:p>147521</text:p>
          </table:table-cell>
        </table:table-row>
        <table:table-row table:style-name="ro1">
          <table:table-cell office:value-type="float" office:value="152126" calcext:value-type="float">
            <text:p>152126</text:p>
          </table:table-cell>
        </table:table-row>
        <table:table-row table:style-name="ro1">
          <table:table-cell office:value-type="float" office:value="150795" calcext:value-type="float">
            <text:p>150795</text:p>
          </table:table-cell>
        </table:table-row>
        <table:table-row table:style-name="ro1">
          <table:table-cell office:value-type="float" office:value="164024" calcext:value-type="float">
            <text:p>164024</text:p>
          </table:table-cell>
        </table:table-row>
        <table:table-row table:style-name="ro1">
          <table:table-cell office:value-type="float" office:value="160786" calcext:value-type="float">
            <text:p>160786</text:p>
          </table:table-cell>
        </table:table-row>
        <table:table-row table:style-name="ro1">
          <table:table-cell office:value-type="float" office:value="157721" calcext:value-type="float">
            <text:p>157721</text:p>
          </table:table-cell>
        </table:table-row>
        <table:table-row table:style-name="ro1">
          <table:table-cell office:value-type="float" office:value="157361" calcext:value-type="float">
            <text:p>157361</text:p>
          </table:table-cell>
        </table:table-row>
        <table:table-row table:style-name="ro1">
          <table:table-cell office:value-type="float" office:value="156495" calcext:value-type="float">
            <text:p>156495</text:p>
          </table:table-cell>
        </table:table-row>
        <table:table-row table:style-name="ro1">
          <table:table-cell office:value-type="float" office:value="165045" calcext:value-type="float">
            <text:p>165045</text:p>
          </table:table-cell>
        </table:table-row>
        <table:table-row table:style-name="ro1">
          <table:table-cell office:value-type="float" office:value="161308" calcext:value-type="float">
            <text:p>161308</text:p>
          </table:table-cell>
        </table:table-row>
        <table:table-row table:style-name="ro1">
          <table:table-cell office:value-type="float" office:value="164394" calcext:value-type="float">
            <text:p>164394</text:p>
          </table:table-cell>
        </table:table-row>
        <table:table-row table:style-name="ro1">
          <table:table-cell office:value-type="float" office:value="158366" calcext:value-type="float">
            <text:p>158366</text:p>
          </table:table-cell>
        </table:table-row>
        <table:table-row table:style-name="ro1">
          <table:table-cell office:value-type="float" office:value="158626" calcext:value-type="float">
            <text:p>158626</text:p>
          </table:table-cell>
        </table:table-row>
        <table:table-row table:style-name="ro1">
          <table:table-cell office:value-type="float" office:value="152412" calcext:value-type="float">
            <text:p>152412</text:p>
          </table:table-cell>
        </table:table-row>
        <table:table-row table:style-name="ro1">
          <table:table-cell office:value-type="float" office:value="175940" calcext:value-type="float">
            <text:p>175940</text:p>
          </table:table-cell>
        </table:table-row>
        <table:table-row table:style-name="ro1">
          <table:table-cell office:value-type="float" office:value="154039" calcext:value-type="float">
            <text:p>154039</text:p>
          </table:table-cell>
        </table:table-row>
        <table:table-row table:style-name="ro1">
          <table:table-cell office:value-type="float" office:value="159656" calcext:value-type="float">
            <text:p>159656</text:p>
          </table:table-cell>
        </table:table-row>
        <table:table-row table:style-name="ro1">
          <table:table-cell office:value-type="float" office:value="150739" calcext:value-type="float">
            <text:p>150739</text:p>
          </table:table-cell>
        </table:table-row>
        <table:table-row table:style-name="ro1">
          <table:table-cell office:value-type="float" office:value="146659" calcext:value-type="float">
            <text:p>146659</text:p>
          </table:table-cell>
        </table:table-row>
        <table:table-row table:style-name="ro1">
          <table:table-cell office:value-type="float" office:value="157044" calcext:value-type="float">
            <text:p>157044</text:p>
          </table:table-cell>
        </table:table-row>
        <table:table-row table:style-name="ro1">
          <table:table-cell office:value-type="float" office:value="151080" calcext:value-type="float">
            <text:p>151080</text:p>
          </table:table-cell>
        </table:table-row>
        <table:table-row table:style-name="ro1">
          <table:table-cell office:value-type="float" office:value="150007" calcext:value-type="float">
            <text:p>150007</text:p>
          </table:table-cell>
        </table:table-row>
        <table:table-row table:style-name="ro1">
          <table:table-cell office:value-type="float" office:value="152458" calcext:value-type="float">
            <text:p>152458</text:p>
          </table:table-cell>
        </table:table-row>
        <table:table-row table:style-name="ro1">
          <table:table-cell office:value-type="float" office:value="149270" calcext:value-type="float">
            <text:p>149270</text:p>
          </table:table-cell>
        </table:table-row>
        <table:table-row table:style-name="ro1">
          <table:table-cell office:value-type="float" office:value="150206" calcext:value-type="float">
            <text:p>150206</text:p>
          </table:table-cell>
        </table:table-row>
        <table:table-row table:style-name="ro1">
          <table:table-cell office:value-type="float" office:value="146659" calcext:value-type="float">
            <text:p>146659</text:p>
          </table:table-cell>
        </table:table-row>
        <table:table-row table:style-name="ro1">
          <table:table-cell office:value-type="float" office:value="148275" calcext:value-type="float">
            <text:p>148275</text:p>
          </table:table-cell>
        </table:table-row>
        <table:table-row table:style-name="ro1">
          <table:table-cell office:value-type="float" office:value="153444" calcext:value-type="float">
            <text:p>153444</text:p>
          </table:table-cell>
        </table:table-row>
        <table:table-row table:style-name="ro1">
          <table:table-cell office:value-type="float" office:value="150559" calcext:value-type="float">
            <text:p>150559</text:p>
          </table:table-cell>
        </table:table-row>
        <table:table-row table:style-name="ro1">
          <table:table-cell office:value-type="float" office:value="149217" calcext:value-type="float">
            <text:p>149217</text:p>
          </table:table-cell>
        </table:table-row>
        <table:table-row table:style-name="ro1">
          <table:table-cell office:value-type="float" office:value="152332" calcext:value-type="float">
            <text:p>152332</text:p>
          </table:table-cell>
        </table:table-row>
        <table:table-row table:style-name="ro1">
          <table:table-cell office:value-type="float" office:value="151300" calcext:value-type="float">
            <text:p>151300</text:p>
          </table:table-cell>
        </table:table-row>
        <table:table-row table:style-name="ro1">
          <table:table-cell office:value-type="float" office:value="148599" calcext:value-type="float">
            <text:p>148599</text:p>
          </table:table-cell>
        </table:table-row>
        <table:table-row table:style-name="ro1">
          <table:table-cell office:value-type="float" office:value="151685" calcext:value-type="float">
            <text:p>151685</text:p>
          </table:table-cell>
        </table:table-row>
        <table:table-row table:style-name="ro1">
          <table:table-cell office:value-type="float" office:value="148342" calcext:value-type="float">
            <text:p>148342</text:p>
          </table:table-cell>
        </table:table-row>
        <table:table-row table:style-name="ro1">
          <table:table-cell office:value-type="float" office:value="147692" calcext:value-type="float">
            <text:p>147692</text:p>
          </table:table-cell>
        </table:table-row>
        <table:table-row table:style-name="ro1">
          <table:table-cell office:value-type="float" office:value="145902" calcext:value-type="float">
            <text:p>145902</text:p>
          </table:table-cell>
        </table:table-row>
        <table:table-row table:style-name="ro1">
          <table:table-cell office:value-type="float" office:value="144822" calcext:value-type="float">
            <text:p>144822</text:p>
          </table:table-cell>
        </table:table-row>
        <table:table-row table:style-name="ro1">
          <table:table-cell office:value-type="float" office:value="148976" calcext:value-type="float">
            <text:p>148976</text:p>
          </table:table-cell>
        </table:table-row>
        <table:table-row table:style-name="ro1">
          <table:table-cell office:value-type="float" office:value="148494" calcext:value-type="float">
            <text:p>148494</text:p>
          </table:table-cell>
        </table:table-row>
        <table:table-row table:style-name="ro1">
          <table:table-cell office:value-type="float" office:value="148093" calcext:value-type="float">
            <text:p>148093</text:p>
          </table:table-cell>
        </table:table-row>
        <table:table-row table:style-name="ro1">
          <table:table-cell office:value-type="float" office:value="165419" calcext:value-type="float">
            <text:p>165419</text:p>
          </table:table-cell>
        </table:table-row>
        <table:table-row table:style-name="ro1">
          <table:table-cell office:value-type="float" office:value="152699" calcext:value-type="float">
            <text:p>152699</text:p>
          </table:table-cell>
        </table:table-row>
        <table:table-row table:style-name="ro1">
          <table:table-cell office:value-type="float" office:value="150427" calcext:value-type="float">
            <text:p>150427</text:p>
          </table:table-cell>
        </table:table-row>
        <table:table-row table:style-name="ro1">
          <table:table-cell office:value-type="float" office:value="148570" calcext:value-type="float">
            <text:p>148570</text:p>
          </table:table-cell>
        </table:table-row>
        <table:table-row table:style-name="ro1">
          <table:table-cell office:value-type="float" office:value="149956" calcext:value-type="float">
            <text:p>149956</text:p>
          </table:table-cell>
        </table:table-row>
        <table:table-row table:style-name="ro1">
          <table:table-cell office:value-type="float" office:value="210475" calcext:value-type="float">
            <text:p>210475</text:p>
          </table:table-cell>
        </table:table-row>
        <table:table-row table:style-name="ro1">
          <table:table-cell office:value-type="float" office:value="198714" calcext:value-type="float">
            <text:p>198714</text:p>
          </table:table-cell>
        </table:table-row>
        <table:table-row table:style-name="ro1">
          <table:table-cell office:value-type="float" office:value="147046" calcext:value-type="float">
            <text:p>147046</text:p>
          </table:table-cell>
        </table:table-row>
        <table:table-row table:style-name="ro1">
          <table:table-cell office:value-type="float" office:value="150319" calcext:value-type="float">
            <text:p>150319</text:p>
          </table:table-cell>
        </table:table-row>
        <table:table-row table:style-name="ro1">
          <table:table-cell office:value-type="float" office:value="148931" calcext:value-type="float">
            <text:p>148931</text:p>
          </table:table-cell>
        </table:table-row>
        <table:table-row table:style-name="ro1">
          <table:table-cell office:value-type="float" office:value="149457" calcext:value-type="float">
            <text:p>149457</text:p>
          </table:table-cell>
        </table:table-row>
        <table:table-row table:style-name="ro1">
          <table:table-cell office:value-type="float" office:value="149805" calcext:value-type="float">
            <text:p>149805</text:p>
          </table:table-cell>
        </table:table-row>
        <table:table-row table:style-name="ro1">
          <table:table-cell office:value-type="float" office:value="146655" calcext:value-type="float">
            <text:p>146655</text:p>
          </table:table-cell>
        </table:table-row>
        <table:table-row table:style-name="ro1">
          <table:table-cell office:value-type="float" office:value="147563" calcext:value-type="float">
            <text:p>147563</text:p>
          </table:table-cell>
        </table:table-row>
        <table:table-row table:style-name="ro1">
          <table:table-cell office:value-type="float" office:value="149554" calcext:value-type="float">
            <text:p>149554</text:p>
          </table:table-cell>
        </table:table-row>
        <table:table-row table:style-name="ro1">
          <table:table-cell office:value-type="float" office:value="151197" calcext:value-type="float">
            <text:p>151197</text:p>
          </table:table-cell>
        </table:table-row>
        <table:table-row table:style-name="ro1">
          <table:table-cell office:value-type="float" office:value="148801" calcext:value-type="float">
            <text:p>148801</text:p>
          </table:table-cell>
        </table:table-row>
        <table:table-row table:style-name="ro1">
          <table:table-cell office:value-type="float" office:value="156862" calcext:value-type="float">
            <text:p>156862</text:p>
          </table:table-cell>
        </table:table-row>
        <table:table-row table:style-name="ro1">
          <table:table-cell office:value-type="float" office:value="150919" calcext:value-type="float">
            <text:p>150919</text:p>
          </table:table-cell>
        </table:table-row>
        <table:table-row table:style-name="ro1">
          <table:table-cell office:value-type="float" office:value="150327" calcext:value-type="float">
            <text:p>150327</text:p>
          </table:table-cell>
        </table:table-row>
        <table:table-row table:style-name="ro1">
          <table:table-cell office:value-type="float" office:value="167170" calcext:value-type="float">
            <text:p>167170</text:p>
          </table:table-cell>
        </table:table-row>
        <table:table-row table:style-name="ro1">
          <table:table-cell office:value-type="float" office:value="145856" calcext:value-type="float">
            <text:p>145856</text:p>
          </table:table-cell>
        </table:table-row>
        <table:table-row table:style-name="ro1">
          <table:table-cell office:value-type="float" office:value="170173" calcext:value-type="float">
            <text:p>170173</text:p>
          </table:table-cell>
        </table:table-row>
        <table:table-row table:style-name="ro1">
          <table:table-cell office:value-type="float" office:value="149335" calcext:value-type="float">
            <text:p>149335</text:p>
          </table:table-cell>
        </table:table-row>
        <table:table-row table:style-name="ro1">
          <table:table-cell office:value-type="float" office:value="148361" calcext:value-type="float">
            <text:p>148361</text:p>
          </table:table-cell>
        </table:table-row>
        <table:table-row table:style-name="ro1">
          <table:table-cell office:value-type="float" office:value="147565" calcext:value-type="float">
            <text:p>147565</text:p>
          </table:table-cell>
        </table:table-row>
        <table:table-row table:style-name="ro1">
          <table:table-cell office:value-type="float" office:value="149044" calcext:value-type="float">
            <text:p>149044</text:p>
          </table:table-cell>
        </table:table-row>
        <table:table-row table:style-name="ro1">
          <table:table-cell office:value-type="float" office:value="147728" calcext:value-type="float">
            <text:p>147728</text:p>
          </table:table-cell>
        </table:table-row>
        <table:table-row table:style-name="ro1">
          <table:table-cell office:value-type="float" office:value="153349" calcext:value-type="float">
            <text:p>153349</text:p>
          </table:table-cell>
        </table:table-row>
        <table:table-row table:style-name="ro1">
          <table:table-cell office:value-type="float" office:value="147805" calcext:value-type="float">
            <text:p>147805</text:p>
          </table:table-cell>
        </table:table-row>
        <table:table-row table:style-name="ro1">
          <table:table-cell office:value-type="float" office:value="150451" calcext:value-type="float">
            <text:p>150451</text:p>
          </table:table-cell>
        </table:table-row>
        <table:table-row table:style-name="ro1">
          <table:table-cell office:value-type="float" office:value="153436" calcext:value-type="float">
            <text:p>153436</text:p>
          </table:table-cell>
        </table:table-row>
        <table:table-row table:style-name="ro1">
          <table:table-cell office:value-type="float" office:value="167740" calcext:value-type="float">
            <text:p>167740</text:p>
          </table:table-cell>
        </table:table-row>
        <table:table-row table:style-name="ro1">
          <table:table-cell office:value-type="float" office:value="155350" calcext:value-type="float">
            <text:p>155350</text:p>
          </table:table-cell>
        </table:table-row>
        <table:table-row table:style-name="ro1">
          <table:table-cell office:value-type="float" office:value="151012" calcext:value-type="float">
            <text:p>151012</text:p>
          </table:table-cell>
        </table:table-row>
        <table:table-row table:style-name="ro1">
          <table:table-cell office:value-type="float" office:value="151702" calcext:value-type="float">
            <text:p>151702</text:p>
          </table:table-cell>
        </table:table-row>
        <table:table-row table:style-name="ro1">
          <table:table-cell office:value-type="float" office:value="150435" calcext:value-type="float">
            <text:p>150435</text:p>
          </table:table-cell>
        </table:table-row>
        <table:table-row table:style-name="ro1">
          <table:table-cell office:value-type="float" office:value="148013" calcext:value-type="float">
            <text:p>1480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16:31:44.271325872</meta:creation-date>
    <dc:date>2018-05-09T16:33:18.639371878</dc:date>
    <meta:editing-duration>PT1M35S</meta:editing-duration>
    <meta:editing-cycles>1</meta:editing-cycles>
    <meta:document-statistic meta:table-count="1" meta:cell-count="553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5.762cm" svg:height="8.994cm" xlink:href=".." xlink:type="simple" chart:class="chart:line" chart:style-name="ch1">
        <chart:legend chart:legend-position="end" svg:x="33.525cm" svg:y="4.198cm" style:legend-expansion="high" chart:style-name="ch2"/>
        <chart:plot-area chart:style-name="ch3" table:cell-range-address="Sheet1.A1:Sheet1.A553" svg:x="0.715cm" svg:y="0.179cm" svg:width="32.095cm" svg:height="8.636cm">
          <chartooo:coordinate-region svg:x="2.077cm" svg:y="0.3cm" svg:width="30.733cm" svg:height="7.5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553" chart:class="chart:line">
            <chart:data-point chart:repeated="55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9060">
                <text:p>79060</text:p>
                <draw:g>
                  <svg:desc>Sheet1.A1:Sheet1.A55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332">
                <text:p>683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9169">
                <text:p>591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486">
                <text:p>604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546">
                <text:p>605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8818">
                <text:p>5881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872">
                <text:p>668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2107">
                <text:p>621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4168">
                <text:p>741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0417">
                <text:p>704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382">
                <text:p>603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210">
                <text:p>602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589">
                <text:p>865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8348">
                <text:p>13834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6679">
                <text:p>1366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35954">
                <text:p>13595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0257">
                <text:p>1302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85">
                <text:p>1310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4715">
                <text:p>134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3909">
                <text:p>13390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3184">
                <text:p>1331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473">
                <text:p>14947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7420">
                <text:p>1474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6686">
                <text:p>13668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9999">
                <text:p>12999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2452">
                <text:p>13245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4547">
                <text:p>1345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8051">
                <text:p>128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9365">
                <text:p>1293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30268">
                <text:p>1302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29170">
                <text:p>12917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8255">
                <text:p>1282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7509">
                <text:p>13750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1623">
                <text:p>13162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3946">
                <text:p>1339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0909">
                <text:p>1309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0982">
                <text:p>13098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1145">
                <text:p>1311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0067">
                <text:p>1300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28540">
                <text:p>1285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33060">
                <text:p>13306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1730">
                <text:p>1317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9797">
                <text:p>1297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8632">
                <text:p>12863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32196">
                <text:p>1321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1689">
                <text:p>1416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32218">
                <text:p>1322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33624">
                <text:p>1336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3819">
                <text:p>1338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8608">
                <text:p>1386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5344">
                <text:p>1353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0581">
                <text:p>13058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4288">
                <text:p>13428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0638">
                <text:p>1206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7021">
                <text:p>870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9541">
                <text:p>6954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4563">
                <text:p>645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383">
                <text:p>6138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3409">
                <text:p>634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664">
                <text:p>6466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301">
                <text:p>6130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7924">
                <text:p>579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9976">
                <text:p>699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2376">
                <text:p>1123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33194">
                <text:p>13319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0433">
                <text:p>140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3484">
                <text:p>13348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2424">
                <text:p>1324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6221">
                <text:p>13622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41787">
                <text:p>14178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32671">
                <text:p>13267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32114">
                <text:p>1321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4567">
                <text:p>1345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1180">
                <text:p>1411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1210">
                <text:p>1312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33928">
                <text:p>13392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37921">
                <text:p>1379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38573">
                <text:p>1385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32232">
                <text:p>1322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32750">
                <text:p>13275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6702">
                <text:p>13670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9343">
                <text:p>1393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6414">
                <text:p>1364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6964">
                <text:p>1369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40564">
                <text:p>14056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8872">
                <text:p>1388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39330">
                <text:p>13933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3778">
                <text:p>13377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41502">
                <text:p>1415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36272">
                <text:p>13627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6403">
                <text:p>1464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5338">
                <text:p>13533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36813">
                <text:p>1368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36308">
                <text:p>1363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5268">
                <text:p>13526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0170">
                <text:p>13017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36118">
                <text:p>1361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37955">
                <text:p>1379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4221">
                <text:p>1342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4819">
                <text:p>1348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32226">
                <text:p>13222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36251">
                <text:p>13625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33295">
                <text:p>13329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34439">
                <text:p>13443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35253">
                <text:p>13525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35172">
                <text:p>1351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34203">
                <text:p>1342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36479">
                <text:p>13647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41902">
                <text:p>14190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2222">
                <text:p>13222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9583">
                <text:p>1495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33012">
                <text:p>13301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32964">
                <text:p>13296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35081">
                <text:p>1350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3772">
                <text:p>13377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3849">
                <text:p>1338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4317">
                <text:p>1343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6684">
                <text:p>13668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8616">
                <text:p>1386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3959">
                <text:p>13395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8454">
                <text:p>13845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5351">
                <text:p>13535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0439">
                <text:p>13043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3343">
                <text:p>1333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52448">
                <text:p>15244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2037">
                <text:p>1420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31995">
                <text:p>13199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33375">
                <text:p>1333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1234">
                <text:p>14123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3844">
                <text:p>14384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4473">
                <text:p>1344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5548">
                <text:p>1355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614">
                <text:p>1336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0964">
                <text:p>14096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3585">
                <text:p>1335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4885">
                <text:p>1348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9668">
                <text:p>1396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6453">
                <text:p>13645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7670">
                <text:p>13767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5207">
                <text:p>1352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576">
                <text:p>14057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8220">
                <text:p>1382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35923">
                <text:p>1359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35951">
                <text:p>13595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37679">
                <text:p>13767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5644">
                <text:p>1356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34143">
                <text:p>1341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34268">
                <text:p>13426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33103">
                <text:p>13310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37345">
                <text:p>1373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31745">
                <text:p>13174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33965">
                <text:p>13396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2372">
                <text:p>13237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31440">
                <text:p>13144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3372">
                <text:p>13337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2298">
                <text:p>1422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3903">
                <text:p>1539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9263">
                <text:p>15926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0313">
                <text:p>16031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7380">
                <text:p>1573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51091">
                <text:p>15109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50516">
                <text:p>15051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49065">
                <text:p>14906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57291">
                <text:p>15729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49342">
                <text:p>1493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74871">
                <text:p>17487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56460">
                <text:p>15646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52913">
                <text:p>15291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56087">
                <text:p>15608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56579">
                <text:p>15657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59994">
                <text:p>1599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1786">
                <text:p>15178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52778">
                <text:p>15277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54812">
                <text:p>15481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54921">
                <text:p>15492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58226">
                <text:p>15822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57627">
                <text:p>15762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56664">
                <text:p>1566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2989">
                <text:p>1629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58215">
                <text:p>15821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57698">
                <text:p>15769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58770">
                <text:p>15877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57775">
                <text:p>1577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53124">
                <text:p>15312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49046">
                <text:p>1490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58316">
                <text:p>15831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58981">
                <text:p>15898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1295">
                <text:p>16129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3502">
                <text:p>16350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54649">
                <text:p>1546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4158">
                <text:p>15415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2241">
                <text:p>16224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9743">
                <text:p>15974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7364">
                <text:p>16736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985">
                <text:p>1999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57926">
                <text:p>1579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59241">
                <text:p>1592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2757">
                <text:p>15275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4420">
                <text:p>16442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5469">
                <text:p>16546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30004">
                <text:p>2300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33986">
                <text:p>23398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68272">
                <text:p>1682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9817">
                <text:p>15981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3295">
                <text:p>15329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8321">
                <text:p>15832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3614">
                <text:p>15361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2999">
                <text:p>1729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6724">
                <text:p>15672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3198">
                <text:p>15319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0465">
                <text:p>1504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74217">
                <text:p>17421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8294">
                <text:p>15829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7579">
                <text:p>16757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2988">
                <text:p>16298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5978">
                <text:p>15597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2530">
                <text:p>16253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8840">
                <text:p>15884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2854">
                <text:p>16285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59408">
                <text:p>15940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57787">
                <text:p>15778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3911">
                <text:p>1739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57544">
                <text:p>1575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54220">
                <text:p>15422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54680">
                <text:p>15468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1538">
                <text:p>16153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2160">
                <text:p>15216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5872">
                <text:p>18587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4678">
                <text:p>16467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52238">
                <text:p>15223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5936">
                <text:p>1559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52270">
                <text:p>15227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53078">
                <text:p>15307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54266">
                <text:p>15426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3224">
                <text:p>16322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59965">
                <text:p>15996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2588">
                <text:p>16258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49353">
                <text:p>14935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52436">
                <text:p>1524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4643">
                <text:p>15464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54012">
                <text:p>15401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56076">
                <text:p>15607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48795">
                <text:p>14879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50509">
                <text:p>15050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52793">
                <text:p>15279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1395">
                <text:p>15139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0218">
                <text:p>15021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3440">
                <text:p>15344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48775">
                <text:p>14877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0829">
                <text:p>16082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1051">
                <text:p>15105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51558">
                <text:p>15155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58534">
                <text:p>15853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0051">
                <text:p>16005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5782">
                <text:p>15578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1250">
                <text:p>16125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0515">
                <text:p>1605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50587">
                <text:p>15058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49470">
                <text:p>14947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52345">
                <text:p>15234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9855">
                <text:p>14985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4005">
                <text:p>15400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50962">
                <text:p>1509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0936">
                <text:p>1609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8407">
                <text:p>14840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51032">
                <text:p>15103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53808">
                <text:p>15380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3177">
                <text:p>1631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51132">
                <text:p>15113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8451">
                <text:p>14845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57824">
                <text:p>15782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51247">
                <text:p>15124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51565">
                <text:p>15156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50871">
                <text:p>15087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9097">
                <text:p>14909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57953">
                <text:p>15795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3532">
                <text:p>16353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59195">
                <text:p>15919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8543">
                <text:p>14854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3436">
                <text:p>1634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2631">
                <text:p>16263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51019">
                <text:p>15101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54979">
                <text:p>15497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53716">
                <text:p>15371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56909">
                <text:p>156909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0886">
                <text:p>1608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8791">
                <text:p>14879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55853">
                <text:p>15585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58361">
                <text:p>15836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57314">
                <text:p>1573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0143">
                <text:p>16014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50114">
                <text:p>1501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55989">
                <text:p>15598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0309">
                <text:p>16030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9867">
                <text:p>1598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57646">
                <text:p>15764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9681">
                <text:p>1496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3030">
                <text:p>16303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54396">
                <text:p>1543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0707">
                <text:p>1607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59852">
                <text:p>15985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56562">
                <text:p>15656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75484">
                <text:p>17548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71847">
                <text:p>17184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50809">
                <text:p>15080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7648">
                <text:p>1676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6803">
                <text:p>1668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1527">
                <text:p>16152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82512">
                <text:p>1825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4238">
                <text:p>16423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74153">
                <text:p>17415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2125">
                <text:p>162125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55970">
                <text:p>15597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54919">
                <text:p>15491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59654">
                <text:p>159654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0261">
                <text:p>16026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51508">
                <text:p>15150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57494">
                <text:p>1574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54907">
                <text:p>15490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51776">
                <text:p>15177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51320">
                <text:p>15132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50227">
                <text:p>15022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53254">
                <text:p>15325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52050">
                <text:p>15205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55199">
                <text:p>15519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5229">
                <text:p>1552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2326">
                <text:p>15232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6036">
                <text:p>15603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0696">
                <text:p>150696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3836">
                <text:p>15383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0857">
                <text:p>15085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3088">
                <text:p>15308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9904">
                <text:p>14990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4277">
                <text:p>15427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2772">
                <text:p>15277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2316">
                <text:p>15231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2498">
                <text:p>15249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1000">
                <text:p>15100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4011">
                <text:p>15401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8898">
                <text:p>14889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5071">
                <text:p>15507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4050">
                <text:p>15405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4596">
                <text:p>15459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0440">
                <text:p>15044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7753">
                <text:p>15775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51693">
                <text:p>15169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4139">
                <text:p>15413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54452">
                <text:p>1544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9766">
                <text:p>14976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3487">
                <text:p>15348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3371">
                <text:p>1533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5711">
                <text:p>15571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5022">
                <text:p>15502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6747">
                <text:p>1567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9820">
                <text:p>15982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6850">
                <text:p>16685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3920">
                <text:p>16392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59703">
                <text:p>1597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53196">
                <text:p>15319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58577">
                <text:p>15857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50780">
                <text:p>15078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2595">
                <text:p>16259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53379">
                <text:p>15337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9223">
                <text:p>14922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55446">
                <text:p>15544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9199">
                <text:p>149199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78883">
                <text:p>1788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76679">
                <text:p>17667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48155">
                <text:p>14815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3364">
                <text:p>15336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47574">
                <text:p>14757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1803">
                <text:p>15180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49349">
                <text:p>149349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49765">
                <text:p>149765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0122">
                <text:p>15012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0842">
                <text:p>15084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1125">
                <text:p>15112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0078">
                <text:p>15007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5355">
                <text:p>15535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0440">
                <text:p>16044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2801">
                <text:p>15280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49536">
                <text:p>1495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49377">
                <text:p>14937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47324">
                <text:p>1473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0239">
                <text:p>15023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1419">
                <text:p>15141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9133">
                <text:p>1591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0567">
                <text:p>16056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6805">
                <text:p>15680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9419">
                <text:p>16941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4489">
                <text:p>154489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2238">
                <text:p>1522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5668">
                <text:p>16566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6859">
                <text:p>15685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4110">
                <text:p>15411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1246">
                <text:p>15124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1080">
                <text:p>15108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8292">
                <text:p>15829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0246">
                <text:p>150246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1080">
                <text:p>16108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5396">
                <text:p>15539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1434">
                <text:p>15143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2591">
                <text:p>15259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2926">
                <text:p>1529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4049">
                <text:p>15404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4412">
                <text:p>15441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9967">
                <text:p>159967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4766">
                <text:p>1647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1726">
                <text:p>16172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8652">
                <text:p>15865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6317">
                <text:p>156317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5045">
                <text:p>15504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5717">
                <text:p>155717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2684">
                <text:p>15268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0874">
                <text:p>16087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1215">
                <text:p>15121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1701">
                <text:p>151701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9206">
                <text:p>14920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2685">
                <text:p>15268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0740">
                <text:p>15074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0483">
                <text:p>15048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3172">
                <text:p>15317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48112">
                <text:p>1481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1942">
                <text:p>15194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48837">
                <text:p>1488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8665">
                <text:p>1586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4135">
                <text:p>1541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8899">
                <text:p>15889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2151">
                <text:p>15215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4133">
                <text:p>1541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0592">
                <text:p>15059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49963">
                <text:p>14996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3312">
                <text:p>1533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6267">
                <text:p>156267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5296">
                <text:p>1552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47210">
                <text:p>14721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49853">
                <text:p>14985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47456">
                <text:p>14745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0048">
                <text:p>1600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48506">
                <text:p>14850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3020">
                <text:p>15302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2358">
                <text:p>15235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9876">
                <text:p>15987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1869">
                <text:p>151869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49323">
                <text:p>14932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7043">
                <text:p>15704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6036">
                <text:p>15603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5176">
                <text:p>15517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9701">
                <text:p>15970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1917">
                <text:p>15191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8765">
                <text:p>1487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1677">
                <text:p>1516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2654">
                <text:p>15265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2669">
                <text:p>15266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48198">
                <text:p>14819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49273">
                <text:p>14927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48952">
                <text:p>14895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8845">
                <text:p>14884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2625">
                <text:p>162625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3367">
                <text:p>1533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4505">
                <text:p>154505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1673">
                <text:p>15167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48934">
                <text:p>14893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6003">
                <text:p>156003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0027">
                <text:p>160027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49369">
                <text:p>14936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4360">
                <text:p>15436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6010">
                <text:p>16601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3407">
                <text:p>15340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49238">
                <text:p>14923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4057">
                <text:p>15405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3775">
                <text:p>15377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0683">
                <text:p>15068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5297">
                <text:p>155297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47521">
                <text:p>14752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52126">
                <text:p>152126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50795">
                <text:p>15079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4024">
                <text:p>16402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0786">
                <text:p>16078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7721">
                <text:p>15772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7361">
                <text:p>15736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6495">
                <text:p>15649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5045">
                <text:p>16504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1308">
                <text:p>16130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4394">
                <text:p>16439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8366">
                <text:p>15836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8626">
                <text:p>15862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2412">
                <text:p>15241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75940">
                <text:p>17594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4039">
                <text:p>15403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9656">
                <text:p>15965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0739">
                <text:p>15073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46659">
                <text:p>146659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7044">
                <text:p>15704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1080">
                <text:p>15108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0007">
                <text:p>15000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2458">
                <text:p>1524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9270">
                <text:p>149270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0206">
                <text:p>150206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6659">
                <text:p>14665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8275">
                <text:p>14827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3444">
                <text:p>15344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0559">
                <text:p>15055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49217">
                <text:p>14921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52332">
                <text:p>152332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51300">
                <text:p>151300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48599">
                <text:p>148599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51685">
                <text:p>15168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48342">
                <text:p>148342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47692">
                <text:p>14769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45902">
                <text:p>14590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44822">
                <text:p>14482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48976">
                <text:p>148976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48494">
                <text:p>14849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48093">
                <text:p>14809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5419">
                <text:p>16541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52699">
                <text:p>15269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0427">
                <text:p>15042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48570">
                <text:p>14857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49956">
                <text:p>149956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10475">
                <text:p>210475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98714">
                <text:p>19871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47046">
                <text:p>147046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50319">
                <text:p>15031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48931">
                <text:p>148931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49457">
                <text:p>14945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49805">
                <text:p>14980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46655">
                <text:p>146655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47563">
                <text:p>1475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49554">
                <text:p>149554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51197">
                <text:p>15119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8801">
                <text:p>14880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6862">
                <text:p>15686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50919">
                <text:p>150919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50327">
                <text:p>15032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7170">
                <text:p>167170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45856">
                <text:p>145856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70173">
                <text:p>17017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49335">
                <text:p>14933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48361">
                <text:p>14836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47565">
                <text:p>14756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49044">
                <text:p>14904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47728">
                <text:p>147728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53349">
                <text:p>153349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47805">
                <text:p>14780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50451">
                <text:p>15045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53436">
                <text:p>15343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7740">
                <text:p>167740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55350">
                <text:p>15535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51012">
                <text:p>151012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51702">
                <text:p>15170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50435">
                <text:p>15043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48013">
                <text:p>148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